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/>
  </office:font-face-decls>
  <office:automatic-styles>
    <style:style style:name="co1" style:family="table-column">
      <style:table-column-properties fo:break-before="auto" style:column-width="12.252cm"/>
    </style:style>
    <style:style style:name="co2" style:family="table-column">
      <style:table-column-properties fo:break-before="auto" style:column-width="16.8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006cm"/>
    </style:style>
    <style:style style:name="co5" style:family="table-column">
      <style:table-column-properties fo:break-before="auto" style:column-width="20.832cm"/>
    </style:style>
    <style:style style:name="co6" style:family="table-column">
      <style:table-column-properties fo:break-before="auto" style:column-width="19.447cm"/>
    </style:style>
    <style:style style:name="co7" style:family="table-column">
      <style:table-column-properties fo:break-before="auto" style:column-width="2.297cm"/>
    </style:style>
    <style:style style:name="co8" style:family="table-column">
      <style:table-column-properties fo:break-before="auto" style:column-width="0.552cm"/>
    </style:style>
    <style:style style:name="co9" style:family="table-column">
      <style:table-column-properties fo:break-before="auto" style:column-width="0.39cm"/>
    </style:style>
    <style:style style:name="co10" style:family="table-column">
      <style:table-column-properties fo:break-before="auto" style:column-width="0.497cm"/>
    </style:style>
    <style:style style:name="co11" style:family="table-column">
      <style:table-column-properties fo:break-before="auto" style:column-width="0.607cm"/>
    </style:style>
    <style:style style:name="co12" style:family="table-column">
      <style:table-column-properties fo:break-before="auto" style:column-width="0.416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0.54cm"/>
    </style:style>
    <style:style style:name="co15" style:family="table-column">
      <style:table-column-properties fo:break-before="auto" style:column-width="0.494cm"/>
    </style:style>
    <style:style style:name="co16" style:family="table-column">
      <style:table-column-properties fo:break-before="auto" style:column-width="0.379cm"/>
    </style:style>
    <style:style style:name="co17" style:family="table-column">
      <style:table-column-properties fo:break-before="auto" style:column-width="0.522cm"/>
    </style:style>
    <style:style style:name="co18" style:family="table-column">
      <style:table-column-properties fo:break-before="auto" style:column-width="0.471cm"/>
    </style:style>
    <style:style style:name="co19" style:family="table-column">
      <style:table-column-properties fo:break-before="auto" style:column-width="0.69cm"/>
    </style:style>
    <style:style style:name="co20" style:family="table-column">
      <style:table-column-properties fo:break-before="auto" style:column-width="0.584cm"/>
    </style:style>
    <style:style style:name="co21" style:family="table-column">
      <style:table-column-properties fo:break-before="auto" style:column-width="15.669cm"/>
    </style:style>
    <style:style style:name="co22" style:family="table-column">
      <style:table-column-properties fo:break-before="auto" style:column-width="24.1cm"/>
    </style:style>
    <style:style style:name="co23" style:family="table-column">
      <style:table-column-properties fo:break-before="auto" style:column-width="1.016cm"/>
    </style:style>
    <style:style style:name="co24" style:family="table-column">
      <style:table-column-properties fo:break-before="auto" style:column-width="22.557cm"/>
    </style:style>
    <style:style style:name="co25" style:family="table-column">
      <style:table-column-properties fo:break-before="auto" style:column-width="1.27cm"/>
    </style:style>
    <style:style style:name="co26" style:family="table-column">
      <style:table-column-properties fo:break-before="auto" style:column-width="10.253cm"/>
    </style:style>
    <style:style style:name="co27" style:family="table-column">
      <style:table-column-properties fo:break-before="auto" style:column-width="1.02cm"/>
    </style:style>
    <style:style style:name="co28" style:family="table-column">
      <style:table-column-properties fo:break-before="auto" style:column-width="0.766cm"/>
    </style:style>
    <style:style style:name="co29" style:family="table-column">
      <style:table-column-properties fo:break-before="auto" style:column-width="1.446cm"/>
    </style:style>
    <style:style style:name="co30" style:family="table-column">
      <style:table-column-properties fo:break-before="auto" style:column-width="0.817cm"/>
    </style:style>
    <style:style style:name="co31" style:family="table-column">
      <style:table-column-properties fo:break-before="auto" style:column-width="0.67cm"/>
    </style:style>
    <style:style style:name="co32" style:family="table-column">
      <style:table-column-properties fo:break-before="auto" style:column-width="0.811cm"/>
    </style:style>
    <style:style style:name="co33" style:family="table-column">
      <style:table-column-properties fo:break-before="auto" style:column-width="2.15cm"/>
    </style:style>
    <style:style style:name="co34" style:family="table-column">
      <style:table-column-properties fo:break-before="auto" style:column-width="24.305cm"/>
    </style:style>
    <style:style style:name="co35" style:family="table-column">
      <style:table-column-properties fo:break-before="auto" style:column-width="2.6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6.078cm" fo:break-before="auto" style:use-optimal-row-height="true"/>
    </style:style>
    <style:style style:name="ro3" style:family="table-row">
      <style:table-row-properties style:row-height="7.371cm" fo:break-before="auto" style:use-optimal-row-height="true"/>
    </style:style>
    <style:style style:name="ro4" style:family="table-row">
      <style:table-row-properties style:row-height="6.964cm" fo:break-before="auto" style:use-optimal-row-height="true"/>
    </style:style>
    <style:style style:name="ro5" style:family="table-row">
      <style:table-row-properties style:row-height="3.709cm" fo:break-before="auto" style:use-optimal-row-height="true"/>
    </style:style>
    <style:style style:name="ro6" style:family="table-row">
      <style:table-row-properties style:row-height="3.302cm" fo:break-before="auto" style:use-optimal-row-height="true"/>
    </style:style>
    <style:style style:name="ro7" style:family="table-row">
      <style:table-row-properties style:row-height="8.592cm" fo:break-before="auto" style:use-optimal-row-height="true"/>
    </style:style>
    <style:style style:name="ro8" style:family="table-row">
      <style:table-row-properties style:row-height="3.604cm" fo:break-before="auto" style:use-optimal-row-height="true"/>
    </style:style>
    <style:style style:name="ro9" style:family="table-row">
      <style:table-row-properties style:row-height="2.409cm" fo:break-before="auto" style:use-optimal-row-height="true"/>
    </style:style>
    <style:style style:name="ro10" style:family="table-row">
      <style:table-row-properties style:row-height="4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>
      <style:table-cell-properties fo:background-color="#ffbf00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0" style:family="table-cell" style:parent-style-name="Default">
      <style:table-cell-properties fo:border="0.74pt solid #000000"/>
    </style:style>
    <style:style style:name="ce31" style:family="table-cell" style:parent-style-name="Default" style:data-style-name="N100">
      <style:table-cell-properties fo:background-color="#ffbf00" fo:border="0.74pt solid #000000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order="0.74pt solid #000000"/>
    </style:style>
    <style:style style:name="ce6" style:family="table-cell" style:parent-style-name="Default" style:data-style-name="N0">
      <style:table-cell-properties style:text-align-source="fix" style:repeat-content="false" fo:border="0.74pt solid #000000"/>
      <style:paragraph-properties fo:text-align="start" fo:margin-left="0cm"/>
    </style:style>
    <style:style style:name="ce34" style:family="table-cell" style:parent-style-name="Default" style:data-style-name="N100"/>
    <style:style style:name="ce35" style:family="table-cell" style:parent-style-name="Default">
      <style:table-cell-properties fo:background-color="#729fcf" fo:border="0.74pt solid #000000"/>
      <style:text-properties fo:color="#ffffff"/>
    </style:style>
    <style:style style:name="ce9" style:family="table-cell" style:parent-style-name="Default">
      <style:table-cell-properties fo:background-color="#729fcf" fo:border="0.74pt solid #000000"/>
      <style:text-properties fo:color="#ffffff" style:font-name="Liberation Serif" style:font-name-asian="DejaVu Sans" style:font-name-complex="Noto Sans Arabic UI"/>
    </style:style>
    <style:style style:name="ce36" style:family="table-cell" style:parent-style-name="Default">
      <style:table-cell-properties fo:background-color="#b4c7dc" fo:border="0.74pt solid #000000"/>
    </style:style>
    <style:style style:name="ce11" style:family="table-cell" style:parent-style-name="Default">
      <style:table-cell-properties fo:background-color="#b4c7dc" fo:border="0.74pt solid #000000"/>
      <style:text-properties style:text-underline-style="solid" style:text-underline-width="auto" style:text-underline-color="font-color"/>
    </style:style>
    <style:style style:name="ce37" style:family="table-cell" style:parent-style-name="Default">
      <style:table-cell-properties fo:background-color="#ffbf00" fo:border="0.74pt solid #000000"/>
      <style:text-properties fo:color="#ffffff"/>
    </style:style>
    <style:style style:name="ce38" style:family="table-cell" style:parent-style-name="Default">
      <style:table-cell-properties fo:background-color="transparent" fo:border="0.74pt solid #000000"/>
    </style:style>
    <style:style style:name="ce39" style:family="table-cell" style:parent-style-name="Default">
      <style:table-cell-properties fo:background-color="#ffbf00" fo:border="0.74pt solid #000000"/>
    </style:style>
    <style:style style:name="ce5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1" style:family="table-cell" style:parent-style-name="Default">
      <style:table-cell-properties fo:background-color="transparent" fo:border="0.74pt solid #000000"/>
      <style:text-properties fo:color="#000000" fo:font-size="8pt" style:font-size-asian="8pt" style:font-size-complex="8pt"/>
    </style:style>
    <style:style style:name="ce23" style:family="table-cell" style:parent-style-name="Default">
      <style:table-cell-properties fo:background-color="transparent" fo:border="0.74pt solid #000000"/>
      <style:text-properties style:text-underline-style="none"/>
    </style:style>
    <style:style style:name="ce52" style:family="table-cell" style:parent-style-name="Default">
      <style:table-cell-properties fo:border="0.74pt solid #000000"/>
      <style:text-properties style:text-underline-style="none"/>
    </style:style>
    <style:style style:name="ce18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Liberation Sans" fo:font-size="8pt" fo:language="ca" fo:country="E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Liberation Sans" fo:font-size="8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0.74pt solid #000000"/>
      <style:text-properties fo:language="es" fo:country="ES"/>
    </style:style>
    <style:style style:name="ce22" style:family="table-cell" style:parent-style-name="Default">
      <style:table-cell-properties fo:border="0.74pt solid #000000"/>
      <style:text-properties fo:color="#000000" style:font-name="Verdana" fo:font-size="8pt" fo:language="es" fo:country="ES" style:font-size-asian="8pt" style:font-name-complex="Verdana" style:font-size-complex="8pt"/>
    </style:style>
    <style:style style:name="ce55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57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</style:style>
    <style:style style:name="ce28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59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color="#000000" style:font-name="Liberation Sans" fo:font-size="8pt" fo:font-weight="bold" style:text-underline-style="none" style:text-underline-color="font-color" style:text-line-through-type="none" fo:font-style="normal" style:text-outline="false" fo:text-shadow="none" style:text-position="0% 100%" style:text-line-through-mode="continuous" fo:language="ca" fo:country="ES" style:language-asian="zh" style:country-asian="CN" style:language-complex="hi" style:country-complex="IN" style:font-name-asian="Noto Sans CJK SC" style:font-name-complex="Noto Sans Devanaga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8pt" style:text-underline-style="none" style:text-underline-color="font-color" style:text-line-through-type="none" fo:font-style="normal" style:text-outline="false" fo:text-shadow="none" style:text-position="0% 100%" style:text-line-through-mode="continuous" fo:language="ca" fo:country="ES" style:language-asian="zh" style:country-asian="CN" style:language-complex="hi" style:country-complex="IN" style:font-name-asian="Noto Sans CJK SC" style:font-name-complex="Noto Sans Devanagari" style:font-size-asian="8pt" style:font-size-complex="8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fo:color="#000000" style:font-name="Liberation Sans" fo:font-size="8pt" style:text-underline-style="none" style:text-underline-color="font-color" style:text-line-through-type="none" fo:font-style="normal" style:text-outline="false" fo:text-shadow="none" style:text-position="0% 100%" style:text-line-through-mode="continuous" fo:language="ca" fo:country="ES" style:language-asian="zh" style:country-asian="CN" style:language-complex="hi" style:country-complex="IN" style:font-name-asian="Noto Sans CJK SC" style:font-name-complex="Noto Sans Devanagari" style:font-size-asian="8pt" style:font-size-complex="8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style:font-style-complex="normal" fo:color="#000000" style:font-weight-complex="bold" style:font-weight-asian="bold" fo:font-weight="bold" style:text-overline-style="none" style:text-overline-color="font-color" style:font-relief="none" style:text-emphasize="none" style:font-style-asian="normal" style:font-size-complex="8pt" style:font-size-asian="8pt" style:text-line-through-type="none" style:font-name="Liberation Sans" fo:font-size="8pt" style:text-underline-style="none" style:text-underline-color="font-color" style:font-name-complex="Noto Sans Devanagari" fo:font-style="normal" style:text-outline="false" fo:text-shadow="none" style:text-position="0% 100%" style:text-line-through-mode="continuous" fo:language="ca" fo:country="ES" style:language-asian="zh" style:country-asian="CN" style:language-complex="hi" style:country-complex="IN" style:font-name-asian="Noto Sans CJK SC"/>
    </style:style>
    <style:style style:name="T5" style:family="text">
      <style:text-properties style:font-style-complex="normal" fo:color="#000000" style:text-overline-style="none" style:text-overline-color="font-color" style:font-relief="none" style:text-emphasize="none" style:font-style-asian="normal" style:font-size-complex="8pt" style:font-size-asian="8pt" style:text-line-through-type="none" style:font-name="Liberation Sans" fo:font-size="8pt" style:text-underline-style="none" style:text-underline-color="font-color" style:font-name-complex="Noto Sans Devanagari" fo:font-style="normal" style:text-outline="false" fo:text-shadow="none" style:text-position="0% 100%" style:text-line-through-mode="continuous" fo:language="ca" fo:country="ES" style:language-asian="zh" style:country-asian="CN" style:language-complex="hi" style:country-complex="IN" style:font-name-asian="Noto Sans CJK SC" fo:font-weight="normal" style:font-weight-asian="normal" style:font-weight-complex="normal"/>
    </style:style>
    <style:style style:name="T6" style:family="text">
      <style:text-properties style:font-style-complex="normal" fo:color="#000000" style:text-overline-style="none" style:text-overline-color="font-color" style:font-relief="none" style:text-emphasize="none" style:font-style-asian="normal" style:font-size-complex="8pt" style:font-size-asian="8pt" style:text-line-through-type="none" style:font-name="Liberation Sans" fo:font-size="8pt" style:text-underline-style="none" style:text-underline-color="font-color" style:font-name-complex="Noto Sans Devanagari" fo:font-style="normal" style:text-outline="false" fo:text-shadow="none" style:text-position="0% 100%" style:text-line-through-mode="continuous" fo:language="ca" fo:country="ES" style:language-asian="zh" style:country-asian="CN" style:language-complex="hi" style:country-complex="IN" style:font-name-asian="Noto Sans CJK SC" fo:font-weight="bold" style:font-weight-asian="bold" style:font-weight-complex="bold"/>
    </style:style>
    <style:style style:name="T7" style:family="text">
      <style:text-properties style:font-style-complex="normal" fo:color="#000000" style:text-overline-style="none" style:text-overline-color="font-color" style:font-relief="none" style:text-emphasize="none" style:font-style-asian="normal" style:font-size-complex="8pt" style:font-size-asian="8pt" style:text-line-through-type="none" style:font-name="Liberation Sans" fo:font-size="8pt" style:text-underline-style="none" style:text-underline-color="font-color" style:font-name-complex="Noto Sans Devanagari" fo:font-style="normal" style:text-outline="false" fo:text-shadow="none" style:text-position="0% 100%" style:text-line-through-mode="continuous" fo:language="ca" fo:country="ES" style:language-asian="zh" style:country-asian="CN" style:language-complex="hi" style:country-complex="IN" style:font-name-asian="Noto Sans CJK SC" style:font-weight-asian="normal" style:font-weight-complex="normal" fo:font-weight="normal"/>
    </style:style>
    <style:style style:name="T8" style:family="text">
      <style:text-properties style:font-style-complex="normal" fo:color="#000000" style:text-overline-style="none" style:text-overline-color="font-color" style:font-relief="none" style:text-emphasize="none" style:font-style-asian="normal" style:font-size-complex="8pt" style:font-size-asian="8pt" style:text-line-through-type="none" style:font-name="Liberation Sans" fo:font-size="8pt" style:text-underline-style="none" style:text-underline-color="font-color" style:font-name-complex="Noto Sans Devanagari" fo:font-style="normal" style:text-outline="false" fo:text-shadow="none" style:text-position="0% 100%" style:text-line-through-mode="continuous" fo:language="ca" fo:country="ES" style:language-asian="zh" style:country-asian="CN" style:language-complex="hi" style:country-complex="IN" style:font-name-asian="Noto Sans CJK SC" fo:font-weight="bold" style:font-weight-complex="bold" style:font-weight-asian="bold"/>
    </style:style>
    <style:style style:name="T9" style:family="text">
      <style:text-properties style:font-style-complex="normal" fo:color="#000000" style:text-overline-style="none" style:text-overline-color="font-color" style:font-relief="none" style:text-emphasize="none" style:font-style-asian="normal" style:font-size-complex="8pt" style:font-size-asian="8pt" style:text-line-through-type="none" style:font-name="Liberation Sans" fo:font-size="8pt" style:text-underline-style="none" style:text-underline-color="font-color" style:font-name-complex="Noto Sans Devanagari" fo:font-style="normal" style:text-outline="false" fo:text-shadow="none" style:text-position="0% 100%" style:text-line-through-mode="continuous" fo:language="ca" fo:country="ES" style:language-asian="zh" style:country-asian="CN" style:language-complex="hi" style:country-complex="IN" style:font-name-asian="Noto Sans CJK SC" style:font-weight-complex="normal" style:font-weight-asian="normal" fo:font-weight="normal"/>
    </style:style>
    <style:style style:name="T10" style:family="text">
      <style:text-properties style:text-outline="false" style:font-weight-complex="bold" style:font-weight-asian="bold" fo:font-weight="bold" style:font-name-asian="Noto Sans CJK SC" style:language-complex="hi" style:country-complex="IN" style:language-asian="zh" style:country-asian="CN" fo:language="ca" fo:country="ES" style:text-line-through-mode="continuous" style:text-position="0% 100%" fo:text-shadow="none" style:font-style-complex="normal" fo:font-style="normal" style:font-name-complex="Noto Sans Devanagari" style:text-underline-style="none" style:text-underline-color="font-color" fo:font-size="8pt" style:font-name="Liberation Sans" style:text-line-through-type="none" style:font-size-asian="8pt" style:font-size-complex="8pt" style:font-style-asian="normal" style:text-emphasize="none" style:font-relief="none" style:text-overline-style="none" style:text-overline-color="font-color" fo:color="#000000"/>
    </style:style>
    <style:style style:name="T11" style:family="text">
      <style:text-properties style:text-outline="false" style:text-position="0% 100%" fo:text-shadow="none" style:font-style-complex="normal" fo:font-style="normal" style:text-underline-style="none" style:text-underline-color="font-color" style:text-line-through-type="none" style:font-style-asian="normal"/>
    </style:style>
    <style:style style:name="T12" style:family="text">
      <style:text-properties fo:color="#000000" style:font-name="Liberation Sans" fo:font-size="8pt" fo:font-weight="bold" style:text-line-through-type="none" fo:font-style="normal" style:text-outline="false" fo:text-shadow="none" style:text-position="0% 100%" style:text-line-through-mode="continuous" fo:language="ca" fo:country="ES" style:language-asian="zh" style:country-asian="CN" style:language-complex="hi" style:country-complex="IN" style:font-name-asian="Noto Sans CJK SC" style:font-name-complex="Noto Sans Devanaga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Noto Sans CJK SC" style:font-name-complex="Noto Sans Devanagari" style:font-style-asian="normal" style:font-style-complex="normal" style:text-emphasize="none" style:font-relief="none" style:text-overline-style="none" style:text-overline-color="font-color" fo:font-size="10pt" fo:font-weight="normal" style:font-size-asian="10pt" style:font-size-complex="10pt" style:font-weight-asian="normal" style:font-weight-complex="normal"/>
    </style:style>
    <style:style style:name="T14" style:family="text">
      <style:text-properties style:font-name="Liberation Sans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Noto Sans CJK SC" style:font-name-complex="Noto Sans Devanagari" style:font-style-asian="normal" style:font-style-complex="normal" style:text-emphasize="none" style:font-relief="none" style:text-overline-style="none" style:text-overline-color="font-color" fo:color="#000000" fo:font-size="8pt" fo:font-weight="bold" style:text-position="0% 100%" style:font-size-asian="8pt" style:font-size-complex="8pt" style:font-weight-asian="bold" style:font-weight-complex="bold"/>
    </style:style>
    <style:style style:name="T15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Noto Sans CJK SC" style:font-name-complex="Noto Sans Devanagari" style:font-style-asian="normal" style:font-style-complex="normal" style:text-emphasize="none" style:font-relief="none" style:text-overline-style="none" style:text-overline-color="font-color" fo:font-size="10pt" fo:font-weight="normal" style:font-size-asian="10pt" style:font-size-complex="10pt" style:font-weight-asian="normal" style:font-weight-complex="normal"/>
    </style:style>
    <style:style style:name="T16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Noto Sans CJK SC" style:font-name-complex="Noto Sans Devanagari" style:font-style-asian="normal" style:font-style-complex="normal" style:text-emphasize="none" style:font-relief="none" style:text-overline-style="none" style:text-overline-color="font-color" fo:color="#000000" fo:font-size="8pt" fo:font-weight="bold" style:text-position="0% 100%" style:font-size-asian="8pt" style:font-size-complex="8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qualificacions_professionals_D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4"/>
        <table:table-column table:style-name="co4" table:default-cell-style-name="Default"/>
        <table:table-row table:style-name="ro1">
          <table:table-cell table:style-name="ce29" office:value-type="string" calcext:value-type="string">
            <text:p>Certificat Professional</text:p>
          </table:table-cell>
          <table:table-cell table:style-name="ce29" office:value-type="string" calcext:value-type="string">
            <text:p>Unitats/Estàndards de competència</text:p>
          </table:table-cell>
          <table:table-cell table:style-name="ce31" office:value-type="string" calcext:value-type="string">
            <text:p>Codi</text:p>
          </table:table-cell>
          <table:table-cell table:style-name="ce29" office:value-type="string" calcext:value-type="string">
            <text:p>Mòdul Professional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Gestió de sistemes informàtics IFC152_3</text:p>
          </table:table-cell>
          <table:table-cell table:style-name="ce30" office:value-type="string" calcext:value-type="string">
            <text:p>UC0484_3</text:p>
          </table:table-cell>
          <table:table-cell table:style-name="ce5" office:value-type="string" calcext:value-type="string">
            <text:p>0371</text:p>
          </table:table-cell>
          <table:table-cell table:style-name="ce30" office:value-type="string" calcext:value-type="string">
            <text:p>Fonaments de maquinari</text:p>
          </table:table-cell>
        </table:table-row>
        <table:table-row table:style-name="ro1">
          <table:covered-table-cell table:style-name="ce2"/>
          <table:table-cell table:style-name="ce30" office:value-type="string" calcext:value-type="string">
            <text:p>UC0486_3</text:p>
          </table:table-cell>
          <table:table-cell table:style-name="ce5" office:value-type="string" calcext:value-type="string">
            <text:p>0378</text:p>
          </table:table-cell>
          <table:table-cell table:style-name="ce30" office:value-type="string" calcext:value-type="string">
            <text:p>Seguretat i alta disponibilitat</text:p>
          </table:table-cell>
        </table:table-row>
        <table:table-row table:style-name="ro1">
          <table:covered-table-cell table:style-name="ce2"/>
          <table:table-cell table:style-name="ce2" office:value-type="string" calcext:value-type="string" table:number-columns-spanned="1" table:number-rows-spanned="2">
            <text:p>UC0485_3</text:p>
          </table:table-cell>
          <table:table-cell table:style-name="ce5" office:value-type="string" calcext:value-type="string">
            <text:p>0369</text:p>
          </table:table-cell>
          <table:table-cell table:style-name="ce30" office:value-type="string" calcext:value-type="string">
            <text:p>Implantació de sistemes operatius</text:p>
          </table:table-cell>
        </table:table-row>
        <table:table-row table:style-name="ro1">
          <table:covered-table-cell table:number-columns-repeated="2" table:style-name="ce2"/>
          <table:table-cell table:style-name="ce5" office:value-type="string" calcext:value-type="string">
            <text:p>0374</text:p>
          </table:table-cell>
          <table:table-cell table:style-name="ce30" office:value-type="string" calcext:value-type="string">
            <text:p>Administració de sistemes operatius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Administració de serveis a internet IFC156_3</text:p>
          </table:table-cell>
          <table:table-cell table:style-name="ce30" office:value-type="string" calcext:value-type="string">
            <text:p>UC0495_3</text:p>
          </table:table-cell>
          <table:table-cell table:style-name="ce5" office:value-type="string" calcext:value-type="string" table:number-columns-spanned="1" table:number-rows-spanned="3">
            <text:p>0375</text:p>
          </table:table-cell>
          <table:table-cell table:style-name="ce2" office:value-type="string" calcext:value-type="string" table:number-columns-spanned="1" table:number-rows-spanned="3">
            <text:p>Serveis de xarxa i internet</text:p>
          </table:table-cell>
        </table:table-row>
        <table:table-row table:style-name="ro1">
          <table:covered-table-cell table:style-name="ce2"/>
          <table:table-cell table:style-name="ce30" office:value-type="string" calcext:value-type="string">
            <text:p>UC0496_3</text:p>
          </table:table-cell>
          <table:covered-table-cell table:style-name="ce5"/>
          <table:covered-table-cell table:style-name="ce2"/>
        </table:table-row>
        <table:table-row table:style-name="ro1">
          <table:covered-table-cell table:style-name="ce2"/>
          <table:table-cell table:style-name="ce30" office:value-type="string" calcext:value-type="string">
            <text:p>UC0497_3</text:p>
          </table:table-cell>
          <table:covered-table-cell table:style-name="ce5"/>
          <table:covered-table-cell table:style-name="ce2"/>
        </table:table-row>
        <table:table-row table:style-name="ro1">
          <table:covered-table-cell table:style-name="ce2"/>
          <table:table-cell table:style-name="ce30" office:value-type="string" calcext:value-type="string">
            <text:p>UC0490_3</text:p>
          </table:table-cell>
          <table:table-cell table:style-name="ce6" office:value-type="float" office:value="374" calcext:value-type="float">
            <text:p>374</text:p>
          </table:table-cell>
          <table:table-cell table:style-name="ce30" office:value-type="string" calcext:value-type="string">
            <text:p>Administració de sistemes operatiu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Administració de base de dades IFC079_3</text:p>
          </table:table-cell>
          <table:table-cell table:style-name="ce30" office:value-type="string" calcext:value-type="string">
            <text:p>UC0223_3</text:p>
          </table:table-cell>
          <table:table-cell table:style-name="ce5" office:value-type="string" calcext:value-type="string">
            <text:p>0371</text:p>
          </table:table-cell>
          <table:table-cell table:style-name="ce30" office:value-type="string" calcext:value-type="string">
            <text:p>Fonaments de maquinari</text:p>
          </table:table-cell>
        </table:table-row>
        <table:table-row table:style-name="ro1">
          <table:covered-table-cell table:style-name="ce2"/>
          <table:table-cell table:style-name="ce30" office:value-type="string" calcext:value-type="string">
            <text:p>UC0224_3</text:p>
          </table:table-cell>
          <table:table-cell table:style-name="ce5" office:value-type="string" calcext:value-type="string">
            <text:p>0377</text:p>
          </table:table-cell>
          <table:table-cell table:style-name="ce30" office:value-type="string" calcext:value-type="string">
            <text:p>Administració de sistemes gestors de bases de dades</text:p>
          </table:table-cell>
        </table:table-row>
        <table:table-row table:style-name="ro1">
          <table:covered-table-cell table:style-name="ce2"/>
          <table:table-cell table:style-name="ce30" office:value-type="string" calcext:value-type="string">
            <text:p>UC0225_3</text:p>
          </table:table-cell>
          <table:table-cell table:style-name="ce5" office:value-type="string" calcext:value-type="string">
            <text:p>0372</text:p>
          </table:table-cell>
          <table:table-cell table:style-name="ce30" office:value-type="string" calcext:value-type="string">
            <text:p>Gestió de bases de dades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 table:number-rows-repeated="104856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qualificacions_professionals_DAM_incompletes" table:style-name="ta1">
        <table:table-column table:style-name="co5" table:default-cell-style-name="Default"/>
        <table:table-column table:style-name="co6" table:default-cell-style-name="ce2"/>
        <table:table-row table:style-name="ro1">
          <table:table-cell table:style-name="ce29" office:value-type="string" calcext:value-type="string">
            <text:p>Certificat Professional</text:p>
          </table:table-cell>
          <table:table-cell table:style-name="ce29" office:value-type="string" calcext:value-type="string">
            <text:p>Unitats/Estàndards de competència</text:p>
          </table:table-cell>
        </table:table-row>
        <table:table-row table:style-name="ro1">
          <table:table-cell table:style-name="ce2" office:value-type="string" calcext:value-type="string">
            <text:p>Desenvolupament d’aplicacions amb tecnologia web IFC154_3</text:p>
          </table:table-cell>
          <table:table-cell office:value-type="string" calcext:value-type="string">
            <text:p>UC0493_3 Implementar, verificar i documentar aplicacions web a entorns internet, intraner i extranet.</text:p>
          </table:table-cell>
        </table:table-row>
        <table:table-row table:style-name="ro1">
          <table:table-cell table:style-name="ce2" table:number-columns-spanned="1" table:number-rows-spanned="3"/>
          <table:table-cell/>
        </table:table-row>
        <table:table-row table:style-name="ro1">
          <table:covered-table-cell/>
          <table:table-cell table:style-name="Default"/>
        </table:table-row>
        <table:table-row table:style-name="ro1">
          <table:covered-table-cell/>
          <table:table-cell table:style-name="Default"/>
        </table:table-row>
      </table:table>
      <table:table table:name="contribucio_cp" table:style-name="ta1">
        <table:table-column table:style-name="co7" table:default-cell-style-name="ce35"/>
        <table:table-column table:style-name="co8" table:number-columns-repeated="9" table:default-cell-style-name="ce36"/>
        <table:table-column table:style-name="co9" table:default-cell-style-name="ce36"/>
        <table:table-column table:style-name="co10" table:default-cell-style-name="ce36"/>
        <table:table-column table:style-name="co9" table:default-cell-style-name="ce36"/>
        <table:table-column table:style-name="co11" table:default-cell-style-name="ce36"/>
        <table:table-column table:style-name="co10" table:default-cell-style-name="ce36"/>
        <table:table-column table:style-name="co10" table:number-columns-repeated="4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REF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369 ISO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370 PA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371 FWH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372 GBD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373 LMSGI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0374 ASO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375 SE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376 IAW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377 ASGB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378 SAD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379 PIM</text:p>
          </table:table-cell>
          <table:table-cell table:number-columns-repeated="14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380 IPO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381 IPO2</text:p>
          </table:table-cell>
          <table:table-cell table:number-columns-repeated="7"/>
          <table:table-cell table:style-name="ce11"/>
          <table:table-cell table:number-columns-repeated="12"/>
        </table:table-row>
        <table:table-row table:style-name="ro1">
          <table:table-cell office:value-type="string" calcext:value-type="string">
            <text:p>1665 DIG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708 SOST</text:p>
          </table:table-cell>
          <table:table-cell table:number-columns-repeated="20"/>
        </table:table-row>
      </table:table>
      <table:table table:name="contribucio_ra_cp" table:style-name="ta1">
        <table:table-column table:style-name="co13" table:default-cell-style-name="ce37"/>
        <table:table-column table:style-name="co14" table:number-columns-repeated="3" table:default-cell-style-name="ce38"/>
        <table:table-column table:style-name="co15" table:default-cell-style-name="ce38"/>
        <table:table-column table:style-name="co14" table:default-cell-style-name="ce38"/>
        <table:table-column table:style-name="co16" table:default-cell-style-name="ce38"/>
        <table:table-column table:style-name="co15" table:number-columns-repeated="2" table:default-cell-style-name="ce38"/>
        <table:table-column table:style-name="co16" table:default-cell-style-name="ce38"/>
        <table:table-column table:style-name="co17" table:default-cell-style-name="ce38"/>
        <table:table-column table:style-name="co18" table:default-cell-style-name="ce38"/>
        <table:table-column table:style-name="co19" table:default-cell-style-name="ce38"/>
        <table:table-column table:style-name="co20" table:default-cell-style-name="ce38"/>
        <table:table-column table:style-name="co15" table:number-columns-repeated="5" table:default-cell-style-name="ce38"/>
        <table:table-column table:style-name="co14" table:default-cell-style-name="ce38"/>
        <table:table-column table:style-name="co18" table:default-cell-style-name="ce38"/>
        <table:table-row table:style-name="ro1">
          <table:table-cell office:value-type="string" calcext:value-type="string">
            <text:p>RA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string" calcext:value-type="string">
            <text:p>ñ</text:p>
          </table:table-cell>
          <table:table-cell table:style-name="ce37" office:value-type="string" calcext:value-type="string">
            <text:p>o</text:p>
          </table:table-cell>
          <table:table-cell table:style-name="ce37" office:value-type="string" calcext:value-type="string">
            <text:p>p</text:p>
          </table:table-cell>
          <table:table-cell table:style-name="ce37" office:value-type="string" calcext:value-type="string">
            <text:p>q</text:p>
          </table:table-cell>
          <table:table-cell table:style-name="ce37" office:value-type="string" calcext:value-type="string">
            <text:p>r</text:p>
          </table:table-cell>
          <table:table-cell table:style-name="ce37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A1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2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3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4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5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5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6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7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8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9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</table:table>
      <table:table table:name="ra_ca" table:style-name="ta1">
        <table:table-column table:style-name="co3" table:default-cell-style-name="ce50"/>
        <table:table-column table:style-name="co21" table:default-cell-style-name="ce38"/>
        <table:table-column table:style-name="co22" table:default-cell-style-name="ce38"/>
        <table:table-row table:style-name="ro1">
          <table:table-cell table:style-name="ce39"/>
          <table:table-cell table:style-name="ce39" office:value-type="string" calcext:value-type="string">
            <text:p>Resultat d’Aprenentatge</text:p>
          </table:table-cell>
          <table:table-cell table:style-name="ce39" office:value-type="string" calcext:value-type="string">
            <text:p>Criteris d’Avaluació</text:p>
          </table:table-cell>
        </table:table-row>
        <table:table-row table:style-name="ro2">
          <table:table-cell office:value-type="string" calcext:value-type="string">
            <text:p>RA1</text:p>
          </table:table-cell>
          <table:table-cell office:value-type="string" calcext:value-type="string">
            <text:p>Administra el servici de directori interpretant especificacions i integrant-lo en una xarxa</text:p>
          </table:table-cell>
          <table:table-cell table:style-name="ce51" office:value-type="string" calcext:value-type="string">
            <text:p><text:span text:style-name="T1">RA1.</text:span><text:span text:style-name="T2">a) S'han identificat la funció, els elements i les estructures lògiques del servici de directori. </text:span></text:p>
            <text:p><text:span text:style-name="T3">RA1.</text:span><text:span text:style-name="T2">b) S'ha determinat i creat l'esquema del servici de directori.</text:span></text:p>
            <text:p><text:span text:style-name="T4">RA1.</text:span><text:span text:style-name="T5">c) S'ha realitzat la instal·lació del servici de directori en el servidor. </text:span></text:p>
            <text:p><text:span text:style-name="T6">RA1.</text:span><text:span text:style-name="T7">d) S'ha realitzat la configuració i personalització del servici de directori. </text:span></text:p>
            <text:p><text:span text:style-name="T8">RA1.</text:span><text:span text:style-name="T5">e) S'ha integrat el servici de directori amb altres servicis. </text:span></text:p>
            <text:p><text:span text:style-name="T6">RA1.</text:span><text:span text:style-name="T5">f) S'han aplicat filtres de busca en el servici de directori. </text:span></text:p>
            <text:p><text:span text:style-name="T6">RA1.</text:span><text:span text:style-name="T9">g) S'ha utilitzat el servici de directori com a mecanisme d'acreditació centralitzada dels usuaris en una xarxa. </text:span></text:p>
            <text:p><text:span text:style-name="T6">RA1.</text:span><text:span text:style-name="T5">h) S'ha realitzat la configuració del client per a la seua integració en el servici de directori. </text:span><text:span text:style-name="T6">RA1.</text:span><text:span text:style-name="T5">i) S'han utilitzat ferramentes gràfiques i comandos per a l'administració del servici de directori.</text:span></text:p>
            <text:p><text:span text:style-name="T10">RA1.</text:span><text:span text:style-name="T11">j) S'ha documentat l'estructura i implantació del servici de directori. </text:span></text:p>
            <text:p/>
            <text:p/>
            <text:p/>
            <text:p/>
            <text:p/>
            <text:p/>
            <text:p/>
            <text:p/>
            <text:p/>
          </table:table-cell>
        </table:table-row>
        <table:table-row table:style-name="ro3">
          <table:table-cell office:value-type="string" calcext:value-type="string">
            <text:p>RA2</text:p>
          </table:table-cell>
          <table:table-cell office:value-type="string" calcext:value-type="string">
            <text:p>Administra processos del sistema descrivint-los i aplicant criteris de seguretat i eficiència</text:p>
          </table:table-cell>
          <table:table-cell table:style-name="ce23" office:value-type="string" calcext:value-type="string">
            <text:p><text:span text:style-name="T12">RA2.</text:span><text:span text:style-name="T13">a) S'han descrit el concepte de procés del sistema, tipus, estats i cicle de vida. </text:span></text:p>
            <text:p><text:span text:style-name="T14">RA2.</text:span><text:span text:style-name="T13">b) S'han utilitzat interrupcions i excepcions per a descriure els esdeveniments interns del processador. </text:span></text:p>
            <text:p><text:span text:style-name="T14">RA2.</text:span><text:span text:style-name="T13">c) S'ha diferenciat entre procés, fil i treball. </text:span></text:p>
            <text:p><text:span text:style-name="T14">RA2.</text:span><text:span text:style-name="T13">d) S'han fet tasques de creació, manipulació i terminació de processos. </text:span></text:p>
            <text:p><text:span text:style-name="T14">RA2.</text:span><text:span text:style-name="T13">e) S'ha utilitzat el sistema d'arxius com mig lògic per al registre i identificació dels processos del sistema. </text:span></text:p>
            <text:p><text:span text:style-name="T14">RA2.</text:span><text:span text:style-name="T13">f) S'han utilitzat ferramentes gràfiques i comandos per al control i seguiment dels processos del sistema. </text:span></text:p>
            <text:p><text:span text:style-name="T14">RA2.</text:span><text:span text:style-name="T13">g) S'ha comprovat la seqüència d'arrancada del sistema, els processos implicats i la relació entre ells. </text:span></text:p>
            <text:p><text:span text:style-name="T14">RA2.</text:span><text:span text:style-name="T13">h) S'han pres mesures de seguretat davant l'aparició de processos no identificats. </text:span></text:p>
            <text:p><text:span text:style-name="T14">RA2.</text:span>i) S'han documentat els processos habituals del sistema, la seua funció i relació entre ells. </text:p>
            <text:p/>
            <text:p/>
            <text:p/>
            <text:p/>
            <text:p/>
            <text:p/>
            <text:p/>
            <text:p/>
            <text:p/>
          </table:table-cell>
        </table:table-row>
        <table:table-row table:style-name="ro4">
          <table:table-cell office:value-type="string" calcext:value-type="string">
            <text:p>RA3</text:p>
          </table:table-cell>
          <table:table-cell office:value-type="string" calcext:value-type="string">
            <text:p>Gestiona l'automatització de tasques del sistema, aplicant criteris d'eficiència i utilitzant comandos i ferramentes gràfiques.</text:p>
            <text:p/>
            <text:p/>
            <text:p/>
          </table:table-cell>
          <table:table-cell office:value-type="string" calcext:value-type="string">
            <text:p><text:span text:style-name="T1">RA3.</text:span><text:span text:style-name="T15">a) S'han descrit els avantatges de l'automatització de les tasques repetitives en el sistema. </text:span></text:p>
            <text:p><text:span text:style-name="T16">RA3.</text:span><text:span text:style-name="T15">b) S'han utilitzat els comandos del sistema per a la planificació de tasques. </text:span></text:p>
            <text:p><text:span text:style-name="T16">RA3.</text:span><text:span text:style-name="T15">c) S'han establit restriccions de seguretat. </text:span></text:p>
            <text:p><text:span text:style-name="T16">RA3.</text:span><text:span text:style-name="T15">d) S'han realitzat planificacions de tasques repetitives o puntuals relacionades amb l'administració del sistema. </text:span></text:p>
            <text:p><text:span text:style-name="T16">RA3.</text:span><text:span text:style-name="T15">e) S'ha automatitzat l'administració de comptes. </text:span></text:p>
            <text:p><text:span text:style-name="T16">RA3.</text:span><text:span text:style-name="T15">f) S'han instal·lat i configurat ferramentes gràfiques per a la planificació de tasques. </text:span></text:p>
            <text:p><text:span text:style-name="T16">RA3.</text:span><text:span text:style-name="T15">g) S'han utilitzat ferramentes gràfiques per a la planificació de tasques. </text:span></text:p>
            <text:p><text:span text:style-name="T16">RA3.</text:span>h) S'han documentat els processos programats com a tasques automàtiques. </text:p>
            <text:p/>
            <text:p/>
            <text:p/>
            <text:p/>
            <text:p/>
            <text:p/>
            <text:p/>
            <text:p/>
            <text:p/>
          </table:table-cell>
        </table:table-row>
        <table:table-row table:style-name="ro5">
          <table:table-cell office:value-type="string" calcext:value-type="string">
            <text:p>RA4</text:p>
          </table:table-cell>
          <table:table-cell office:value-type="string" calcext:value-type="string">
            <text:p>Administra de manera remota el sistema operatiu en xarxa valorant la seua importància i aplicant criteris de seguretat. </text:p>
            <text:p/>
            <text:p/>
            <text:p/>
          </table:table-cell>
          <table:table-cell office:value-type="string" calcext:value-type="string">
            <text:p><text:span text:style-name="T1">RA4.</text:span><text:span text:style-name="T15">a) S'han descrit mètodes d'accés i administració remota de sistemes. </text:span></text:p>
            <text:p><text:span text:style-name="T16">RA4.</text:span><text:span text:style-name="T15">b) S'ha diferenciat entre els servicis orientats a sessió i els no orientats a sessió. </text:span></text:p>
            <text:p><text:span text:style-name="T16">RA4.</text:span><text:span text:style-name="T15">c) S'han utilitzat ferramentes d'administració remota subministrades pel propi sistema operatiu. </text:span></text:p>
            <text:p><text:span text:style-name="T16">RA4.</text:span><text:span text:style-name="T15">d) S'han instal·lat servicis d'accés i administració remota. </text:span></text:p>
            <text:p><text:span text:style-name="T16">RA4.</text:span><text:span text:style-name="T15">e) S'han utilitzat comandos i ferramentes gràfiques per a gestionar els servicis d'accés i administració remota. </text:span></text:p>
            <text:p><text:span text:style-name="T16">RA4.</text:span><text:span text:style-name="T15">f) S'han creat comptes d'usuari per a l'accés remot. </text:span></text:p>
            <text:p><text:span text:style-name="T16">RA4.</text:span><text:span text:style-name="T15">g) S'han realitzat proves d'accés i administració remota entre sistemes heterogenis. </text:span></text:p>
            <text:p><text:span text:style-name="T16">RA4.</text:span><text:span text:style-name="T15">h) S'han utilitzat mecanismes d'encriptació de la informació transferida. </text:span></text:p>
            <text:p><text:span text:style-name="T16">RA4.</text:span>i) S'han documentat els processos i servicis del sistema administrats de manera remota. </text:p>
          </table:table-cell>
        </table:table-row>
        <table:table-row table:style-name="ro6">
          <table:table-cell office:value-type="string" calcext:value-type="string">
            <text:p>RA5</text:p>
          </table:table-cell>
          <table:table-cell office:value-type="string" calcext:value-type="string">
            <text:p>Administra servidors d'impressió descrivint les seues funcions i integrant-los en una xarxa</text:p>
            <text:p/>
          </table:table-cell>
          <table:table-cell office:value-type="string" calcext:value-type="string">
            <text:p><text:span text:style-name="T1">RA5.</text:span><text:span text:style-name="T15">a) S'ha descrit la funcionalitat dels sistemes i servidors d'impressió. </text:span></text:p>
            <text:p><text:span text:style-name="T16">RA5.</text:span><text:span text:style-name="T15">b) S'han identificat els ports i els protocols utilitzats. </text:span></text:p>
            <text:p><text:span text:style-name="T16">RA5.</text:span><text:span text:style-name="T15">c) S'han utilitzat les ferramentes per a la gestió d'impressores integrades en el sistema operatiu. </text:span></text:p>
            <text:p><text:span text:style-name="T16">RA5.</text:span><text:span text:style-name="T15">d) S'ha instal·lat i configurat un servidor d'impressió en entorn Web. </text:span></text:p>
            <text:p><text:span text:style-name="T16">RA5.</text:span><text:span text:style-name="T15">e) S'han creat i classificat impressores lògiques. </text:span><text:span text:style-name="T16">RA5.</text:span><text:span text:style-name="T15">f) S'han creat grups d'impressió. </text:span></text:p>
            <text:p><text:span text:style-name="T16">RA5.</text:span><text:span text:style-name="T15">g) S'han gestionat impressores i cues de treballs mitjançant comandos i ferramentes gràfiques. </text:span></text:p>
            <text:p><text:span text:style-name="T16">RA5.</text:span><text:span text:style-name="T15">h) S'han compartit impressores en xarxa entre sistemes operatius diferents. </text:span></text:p>
            <text:p><text:span text:style-name="T16">RA5.</text:span>i) S'ha documentat la configuració del servidor d'impressió i de les impressores creades. </text:p>
          </table:table-cell>
        </table:table-row>
        <table:table-row table:style-name="ro6">
          <table:table-cell office:value-type="string" calcext:value-type="string">
            <text:p>RA6</text:p>
          </table:table-cell>
          <table:table-cell table:style-name="Default" office:value-type="string" calcext:value-type="string">
            <text:p>Integra sistemes operatius lliures i propietaris, justificant i garantint la seua interoperabilitat. </text:p>
          </table:table-cell>
          <table:table-cell table:style-name="ce2" office:value-type="string" calcext:value-type="string">
            <text:p><text:span text:style-name="T1">RA6.</text:span><text:span text:style-name="T15">a) S'ha identificat la necessitat de compartir recursos en xarxa entre diferents sistemes operatius. </text:span></text:p>
            <text:p><text:span text:style-name="T16">RA6.</text:span><text:span text:style-name="T15">b) S'han establit nivells de seguretat per a controlar l'accés del client als recursos compartits en xarxa. </text:span></text:p>
            <text:p><text:span text:style-name="T16">RA6.</text:span><text:span text:style-name="T15">c) S'ha comprovat la connectivitat de la xarxa en un escenari heterogeni. </text:span></text:p>
            <text:p><text:span text:style-name="T16">RA6.</text:span><text:span text:style-name="T15">d) S'ha descrit la funcionalitat dels servicis que permeten compartir recursos en xarxa. </text:span></text:p>
            <text:p><text:span text:style-name="T16">RA6.</text:span><text:span text:style-name="T15">e) S'han instal·lat i configurat servicis per a compartir recursos en xarxa. </text:span></text:p>
            <text:p><text:span text:style-name="T16">RA6.</text:span><text:span text:style-name="T15">f) S'ha comprovat el funcionament dels servicis instal·lats. </text:span></text:p>
            <text:p><text:span text:style-name="T16">RA6.</text:span><text:span text:style-name="T15">g) S'ha treballat en grup per a accedir a sistemes d'arxius i impressores en xarxa des d'equips amb diferents sistemes operatius. </text:span></text:p>
            <text:p><text:span text:style-name="T16">RA6.</text:span>h) S'ha documentat la configuració dels servicis instal·lats. </text:p>
          </table:table-cell>
        </table:table-row>
        <table:table-row table:style-name="ro5">
          <table:table-cell office:value-type="string" calcext:value-type="string">
            <text:p>RA7</text:p>
          </table:table-cell>
          <table:table-cell table:style-name="Default" office:value-type="string" calcext:value-type="string">
            <text:p>Utilitza llenguatges de guions en sistemes operatius, descrivint la seua aplicació i administrant servicis del sistema operatiu.</text:p>
          </table:table-cell>
          <table:table-cell table:style-name="ce2" office:value-type="string" calcext:value-type="string">
            <text:p><text:span text:style-name="T1">RA7.</text:span><text:span text:style-name="T15">a) S'han utilitzat i combinat les estructures del llenguatge per a crear guions. </text:span></text:p>
            <text:p><text:span text:style-name="T16">RA7.</text:span><text:span text:style-name="T15">b) S'han utilitzat ferramentes per a depurar errors sintàctics i d'execució. </text:span></text:p>
            <text:p><text:span text:style-name="T16">RA7.</text:span><text:span text:style-name="T15">c) S'han interpretat guions de configuració del sistema operatiu. </text:span></text:p>
            <text:p><text:span text:style-name="T16">RA7.</text:span><text:span text:style-name="T15">d) S'han fet canvis i adaptacions de guions del sistema. </text:span></text:p>
            <text:p><text:span text:style-name="T16">RA7.</text:span><text:span text:style-name="T15">e) S'han creat i provat guions d'administració de servicis. </text:span></text:p>
            <text:p><text:span text:style-name="T16">RA7.</text:span><text:span text:style-name="T15">f) S'han creat i provat guions d'automatització de tasques. </text:span></text:p>
            <text:p><text:span text:style-name="T16">RA7.</text:span><text:span text:style-name="T15">g) S'han implantat guions en sistemes lliures i propietaris. </text:span></text:p>
            <text:p><text:span text:style-name="T16">RA7.</text:span><text:span text:style-name="T15">h) S'han consultat i utilitzat llibreries de funcions. </text:span></text:p>
            <text:p><text:span text:style-name="T16">RA7.</text:span>i) S'han documentat els guions creats.</text:p>
          </table:table-cell>
        </table:table-row>
      </table:table>
      <table:table table:name="continguts" table:style-name="ta1">
        <table:table-column table:style-name="co23" table:default-cell-style-name="ce2"/>
        <table:table-column table:style-name="co24" table:default-cell-style-name="Default"/>
        <table:table-row table:style-name="ro1">
          <table:table-cell table:style-name="ce39" office:value-type="string" calcext:value-type="string">
            <text:p>RA</text:p>
          </table:table-cell>
          <table:table-cell table:style-name="ce39" office:value-type="string" calcext:value-type="string">
            <text:p>Continguts</text:p>
          </table:table-cell>
        </table:table-row>
        <table:table-row table:style-name="ro7">
          <table:table-cell office:value-type="string" calcext:value-type="string">
            <text:p>RA1</text:p>
          </table:table-cell>
          <table:table-cell office:value-type="string" calcext:value-type="string">
            <text:p>Administració de servicis de directoris:</text:p>
            <text:p>C2.1− Servici de directori. Definició, elements i nomenclatura. LDAP.</text:p>
            <text:p>C2.2− Esquema del servici de directori.</text:p>
            <text:p>C2.3− Estructura física del servici de directori.</text:p>
            <text:p>C2.4− Estructura lògica del servici de directori.</text:p>
            <text:p>C2.5− Funcions del domini.</text:p>
            <text:p>C2.6− Instal·lació, configuració i personalització del servici de directori.</text:p>
            <text:p>C2.7− Integració del servici de directori amb altres servicis.</text:p>
            <text:p>C2.8− Filtres de cerca.</text:p>
            <text:p>C2.9− Creació de dominis.</text:p>
            <text:p>C2.10− Objectes que administra un domini: usuaris globals, grups, equips, entre altres.</text:p>
            <text:p>C2.11− Relacions de confiança entre dominis.</text:p>
            <text:p>C2.12− Ferramentes gràfiques d’administració del servici de directori.</text:p>
            <text:p>C2.13− Directrius de seguretat del domini. Drets de l’usuari.</text:p>
            <text:p>C2.14− Directrius de grup. Plantilles administratives.</text:p>
            <text:p>C2.15− Distribució d’aplicacions remotes a usuaris.</text:p>
            <text:p>C2.16− Seguretat en aplicacions remotes.</text:p>
            <text:p>C2.17− Organització d’objectes d’un domini. Unitats organitzatives. Disseny d’unitats organitzatives.</text:p>
            <text:p>C2.18− Administració d’unitats organitzatives. Estratègies d’organització.</text:p>
            <text:p>C2.19-Delegació de l’administració. Assignació de directrius en un domini.</text:p>
            <text:p>C2.20− Documentació del servici de directori. </text:p>
          </table:table-cell>
        </table:table-row>
        <table:table-row table:style-name="ro8">
          <table:table-cell office:value-type="string" calcext:value-type="string">
            <text:p>RA2</text:p>
          </table:table-cell>
          <table:table-cell office:value-type="string" calcext:value-type="string">
            <text:p>Administració de processos del sistema:</text:p>
            <text:p>C3.1− Processos. Tipus. Estats. Transicions d’estats. Estructura.</text:p>
            <text:p>C3.2− Fils d’execució.</text:p>
            <text:p>C3.3− Prioritats. Interrupcions. Excepcions.</text:p>
            <text:p>C3.4− Identificació de processos. Dependències. Ferramentes gràfiques.</text:p>
            <text:p>C3.5− Gestió dels processos del sistema. Línia d’orde. Entorn gràfic.</text:p>
            <text:p>C3.6− Seqüència d’arrancada del sistema. Dimonis.</text:p>
            <text:p>C3.6− Nivells d’execució del sistema. Canvi.</text:p>
            <text:p>C3.7− Documentació de processos.</text:p>
          </table:table-cell>
        </table:table-row>
        <table:table-row table:style-name="ro8">
          <table:table-cell office:value-type="string" calcext:value-type="string">
            <text:p>RA3</text:p>
          </table:table-cell>
          <table:table-cell office:value-type="string" calcext:value-type="string">
            <text:p>Informació del sistema. Automatització de tasques:</text:p>
            <text:p>C4.1− Estructura de directoris.</text:p>
            <text:p>C4.2− Busca d’informació del sistema. Ordes. Ferramentes gràfiques.</text:p>
            <text:p>C4.3− Sistema d’arxius virtual. Obtenció d’informació del sistema. directoris utilitzats.</text:p>
            <text:p>C4.4− Programari instal·lat. Ordes. Ferramentes gràfiques.</text:p>
            <text:p>C4.5− Gestió de la informació del sistema. Rendiment. Estadístiques.</text:p>
            <text:p>C4.6− Automatització de tasques del sistema. Ferramentes gràfiques.</text:p>
            <text:p>C4.7− Configuració de tasques programades en el servici de directori.</text:p>
            <text:p>C4.8− Documentació de les tasques programades.</text:p>
          </table:table-cell>
        </table:table-row>
        <table:table-row table:style-name="ro8">
          <table:table-cell office:value-type="string" calcext:value-type="string">
            <text:p>RA4</text:p>
          </table:table-cell>
          <table:table-cell office:value-type="string" calcext:value-type="string">
            <text:p>Instal·lació, configuració i ús de servicis d’accés i administració remota:</text:p>
            <text:p>C5.1− Terminals en mode text.</text:p>
            <text:p>C5.2− Escriptori remot.</text:p>
            <text:p>C5.3− Protocols d’accés remot i ports implicats.</text:p>
            <text:p>C5.4− Servicis d’accés remot del sistema operatiu.</text:p>
            <text:p>C5.5− Ferramentes gràfiques externes per a l’administració remota.</text:p>
            <text:p>C5.6− Accés remot segur en xarxes homogènies i heterogènies.</text:p>
            <text:p>C5.7− Actualització remota del sistema operatiu.</text:p>
            <text:p>C5.8− Comprovació de la seguretat del sistema. </text:p>
          </table:table-cell>
        </table:table-row>
        <table:table-row table:style-name="ro9">
          <table:table-cell office:value-type="string" calcext:value-type="string">
            <text:p>RA5</text:p>
          </table:table-cell>
          <table:table-cell office:value-type="string" calcext:value-type="string">
            <text:p>Administració de servidors d’impressió:</text:p>
            <text:p>C6.1− Ports i protocols d’impressió.</text:p>
            <text:p>C6.2− Tipus d’impressores per a treball en xarxa.</text:p>
            <text:p>C6.3− Sistemes d’impressió.</text:p>
            <text:p>C6.4− Ordes per a la gestió d’impressores i treballs.</text:p>
            <text:p>C6.5− Administració d’impressores i servidors d’impressió. </text:p>
          </table:table-cell>
        </table:table-row>
        <table:table-row table:style-name="ro8">
          <table:table-cell table:style-name="Default" office:value-type="string" calcext:value-type="string">
            <text:p>RA6</text:p>
          </table:table-cell>
          <table:table-cell office:value-type="string" calcext:value-type="string">
            <text:p>Integració de sistemes operatius en xarxa lliures i propietaris:</text:p>
            <text:p>C7.1− Descripció d’escenaris heterogenis.</text:p>
            <text:p>C7.2− Instal·lació, configuració i ús de servicis de xarxa per a compartir recursos.</text:p>
            <text:p>C7.3− Creació i documentació de mapes de xarxa.</text:p>
            <text:p>C7.4− Configuració de recursos compartits en xarxa.</text:p>
            <text:p>C7.5− Sistemes d’arxius compartits en xarxa.</text:p>
            <text:p>C7.6− Seguretat dels recursos compartits en xarxa.</text:p>
            <text:p>C7.7− Protocols per a xarxes heterogènies.</text:p>
            <text:p>C7.8− Utilització de xarxes heterogènies. </text:p>
          </table:table-cell>
        </table:table-row>
        <table:table-row table:style-name="ro10">
          <table:table-cell table:style-name="Default" office:value-type="string" calcext:value-type="string">
            <text:p>RA7</text:p>
          </table:table-cell>
          <table:table-cell office:value-type="string" calcext:value-type="string">
            <text:p>Aplicació de llenguatges script en sistemes operatius lliures i propietaris:</text:p>
            <text:p>C1.1− La shell com a llenguatge script.</text:p>
            <text:p>C1.2− Estructures del llenguatge.</text:p>
            <text:p>C1.3− Script orientat a objectes.</text:p>
            <text:p>C1.4− Creació i depuració de scripts en sistemes propietaris i lliures.</text:p>
            <text:p>C1.5− Interpretació de scripts del sistema. Adaptacions.</text:p>
            <text:p>C1.6− Utilització d’extensions d’ordes per a tasques d’administració.</text:p>
            <text:p>C1.7− Personalització i/o creació d’extensions d’ordes específiques.</text:p>
            <text:p>C1.8− Accés al registre.</text:p>
            <text:p>C1.9− Programació per a la gestió del directori actiu.</text:p>
            <text:p>C1.10− Scripts per a l’administració de comptes d’usuari, processos i servicis del sistema operatiu.</text:p>
            <text:p>C1.11− Documentació dels scripts creats.</text:p>
          </table:table-cell>
        </table:table-row>
      </table:table>
      <table:table table:name="sequenciacio_up_ra" table:style-name="ta1">
        <table:table-column table:style-name="co25" table:default-cell-style-name="ce2"/>
        <table:table-column table:style-name="co26" table:default-cell-style-name="ce2"/>
        <table:table-column table:style-name="co3" table:number-columns-repeated="2" table:default-cell-style-name="ce2"/>
        <table:table-column table:style-name="co23" table:number-columns-repeated="3" table:default-cell-style-name="ce2"/>
        <table:table-column table:style-name="co27" table:number-columns-repeated="2" table:default-cell-style-name="ce2"/>
        <table:table-column table:style-name="co3" table:number-columns-repeated="2" table:default-cell-style-name="ce2"/>
        <table:table-row table:style-name="ro1">
          <table:table-cell table:style-name="ce39" office:value-type="string" calcext:value-type="string">
            <text:p>UP</text:p>
          </table:table-cell>
          <table:table-cell table:style-name="ce39" office:value-type="string" calcext:value-type="string">
            <text:p>Títol</text:p>
          </table:table-cell>
          <table:table-cell table:style-name="ce39" office:value-type="string" calcext:value-type="string">
            <text:p>RA1</text:p>
          </table:table-cell>
          <table:table-cell table:style-name="ce39" office:value-type="string" calcext:value-type="string">
            <text:p>RA2</text:p>
          </table:table-cell>
          <table:table-cell table:style-name="ce39" office:value-type="string" calcext:value-type="string">
            <text:p>RA3</text:p>
          </table:table-cell>
          <table:table-cell table:style-name="ce39" office:value-type="string" calcext:value-type="string">
            <text:p>RA4</text:p>
          </table:table-cell>
          <table:table-cell table:style-name="ce39" office:value-type="string" calcext:value-type="string">
            <text:p>RA5</text:p>
          </table:table-cell>
          <table:table-cell table:style-name="ce39" office:value-type="string" calcext:value-type="string">
            <text:p>RA6</text:p>
          </table:table-cell>
          <table:table-cell table:style-name="ce39" office:value-type="string" calcext:value-type="string">
            <text:p>RA7</text:p>
          </table:table-cell>
          <table:table-cell table:style-name="ce39" office:value-type="string" calcext:value-type="string">
            <text:p>Pes</text:p>
          </table:table-cell>
          <table:table-cell table:style-name="ce39" office:value-type="string" calcext:value-type="string">
            <text:p>Hor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ministració de serveis de directori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ministració de processos del sistema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formació del sistem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rveis d’accés i administració remota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ministració de serveis d’impressió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tegració de SO en xarxa lliures i propietaris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cripting en SO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Pes dels RA/Totals</text:p>
          </table:table-cell>
          <table:table-cell table:number-columns-repeated="7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</table:table-row>
      </table:table>
      <table:table table:name="sequenciacio_up_continguts" table:style-name="ta1">
        <table:table-column table:style-name="co25" table:default-cell-style-name="ce2"/>
        <table:table-column table:style-name="co26" table:default-cell-style-name="ce2"/>
        <table:table-column table:style-name="co28" table:default-cell-style-name="ce2"/>
        <table:table-column table:style-name="co29" table:default-cell-style-name="ce2"/>
        <table:table-column table:style-name="co28" table:number-columns-repeated="3" table:default-cell-style-name="ce2"/>
        <table:table-column table:style-name="co30" table:default-cell-style-name="ce2"/>
        <table:table-column table:style-name="co31" table:default-cell-style-name="ce2"/>
        <table:table-row table:style-name="ro1">
          <table:table-cell table:style-name="ce39" office:value-type="string" calcext:value-type="string">
            <text:p>UP</text:p>
          </table:table-cell>
          <table:table-cell table:style-name="ce39" office:value-type="string" calcext:value-type="string">
            <text:p>Títol</text:p>
          </table:table-cell>
          <table:table-cell table:style-name="ce39" office:value-type="string" calcext:value-type="string">
            <text:p>C1</text:p>
          </table:table-cell>
          <table:table-cell table:style-name="ce39" office:value-type="string" calcext:value-type="string">
            <text:p>C2</text:p>
          </table:table-cell>
          <table:table-cell table:style-name="ce39" office:value-type="string" calcext:value-type="string">
            <text:p>C3</text:p>
          </table:table-cell>
          <table:table-cell table:style-name="ce39" office:value-type="string" calcext:value-type="string">
            <text:p>C4</text:p>
          </table:table-cell>
          <table:table-cell table:style-name="ce39" office:value-type="string" calcext:value-type="string">
            <text:p>C5</text:p>
          </table:table-cell>
          <table:table-cell table:style-name="ce39" office:value-type="string" calcext:value-type="string">
            <text:p>C6</text:p>
          </table:table-cell>
          <table:table-cell table:style-name="ce39" office:value-type="string" calcext:value-type="string">
            <text:p>C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ministració de serveis de directori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ministració de processos del sistem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formació del sistema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rveis d’accés i administració remota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ministració de serveis d’impressió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tegració de SO en xarxa lliures i propietaris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cripting en SO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</table:table>
      <table:table table:name="temporalització" table:style-name="ta1">
        <table:table-column table:style-name="co32" table:default-cell-style-name="ce2"/>
        <table:table-column table:style-name="co26" table:default-cell-style-name="ce2"/>
        <table:table-column table:style-name="co33" table:default-cell-style-name="ce2"/>
        <table:table-row table:style-name="ro1">
          <table:table-cell table:style-name="ce39" office:value-type="string" calcext:value-type="string">
            <text:p>UP</text:p>
          </table:table-cell>
          <table:table-cell table:style-name="ce39" office:value-type="string" calcext:value-type="string">
            <text:p>Títol</text:p>
          </table:table-cell>
          <table:table-cell table:style-name="ce39" office:value-type="string" calcext:value-type="string">
            <text:p>Trimest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ministració de serveis de director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ministració de processos del siste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formació del sistema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rveis d’accés i administració remot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ministració de serveis d’impressi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tegració de SO en xarxa lliures i propietar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cripting en SO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/>
          <table:table-cell table:style-name="ce52" office:value-type="string" calcext:value-type="string">
            <text:p>FEE</text:p>
          </table:table-cell>
          <table:table-cell office:value-type="float" office:value="3" calcext:value-type="float">
            <text:p>3</text:p>
          </table:table-cell>
        </table:table-row>
      </table:table>
      <table:table table:name="avaluacio" table:style-name="ta1">
        <table:table-column table:style-name="co34" table:default-cell-style-name="Default"/>
        <table:table-column table:style-name="co35" table:default-cell-style-name="ce59"/>
        <table:table-column table:style-name="co33" table:default-cell-style-name="ce59"/>
        <table:table-row table:style-name="ro1">
          <table:table-cell table:style-name="ce39" office:value-type="string" calcext:value-type="string">
            <text:p>Resultat d’Aprenentatge</text:p>
          </table:table-cell>
          <table:table-cell table:style-name="ce56" office:value-type="string" calcext:value-type="string">
            <text:p>Pond. Parcial</text:p>
          </table:table-cell>
          <table:table-cell table:style-name="ce56" office:value-type="string" calcext:value-type="string">
            <text:p>Pond. Total</text:p>
          </table:table-cell>
        </table:table-row>
        <table:table-row table:style-name="ro1">
          <table:table-cell table:style-name="ce18" office:value-type="string" calcext:value-type="string">
            <text:p>RA1. Administra el servici de directori interpretant especificacions i integrant-lo en una xarxa</text:p>
          </table:table-cell>
          <table:table-cell table:style-name="ce57"/>
          <table:table-cell table:style-name="ce57" office:value-type="string" calcext:value-type="string">
            <text:p>23</text:p>
          </table:table-cell>
        </table:table-row>
        <table:table-row table:style-name="ro1">
          <table:table-cell table:style-name="ce54" office:value-type="string" calcext:value-type="string">
            <text:p>a) S'han identificat la funció, els elements i les estructures lògiques del servici de directori. </text:p>
          </table:table-cell>
          <table:table-cell table:style-name="ce58" office:value-type="string" calcext:value-type="string">
            <text:p>2</text:p>
          </table:table-cell>
          <table:table-cell table:style-name="ce58"/>
        </table:table-row>
        <table:table-row table:style-name="ro1">
          <table:table-cell table:style-name="ce54" office:value-type="string" calcext:value-type="string">
            <text:p>b) S'ha determinat i creat l'esquema del servici de directori. </text:p>
          </table:table-cell>
          <table:table-cell table:style-name="ce58" office:value-type="string" calcext:value-type="string">
            <text:p>2</text:p>
          </table:table-cell>
          <table:table-cell table:style-name="ce58"/>
        </table:table-row>
        <table:table-row table:style-name="ro1">
          <table:table-cell table:style-name="ce54" office:value-type="string" calcext:value-type="string">
            <text:p>c) S'ha realitzat la instal·lació del servici de directori en el servidor. </text:p>
          </table:table-cell>
          <table:table-cell table:style-name="ce58" office:value-type="string" calcext:value-type="string">
            <text:p>2</text:p>
          </table:table-cell>
          <table:table-cell table:style-name="ce58"/>
        </table:table-row>
        <table:table-row table:style-name="ro1">
          <table:table-cell table:style-name="ce54" office:value-type="string" calcext:value-type="string">
            <text:p>d) S'ha realitzat la configuració i personalització del servici de directori. </text:p>
          </table:table-cell>
          <table:table-cell table:style-name="ce58" office:value-type="string" calcext:value-type="string">
            <text:p>2</text:p>
          </table:table-cell>
          <table:table-cell table:style-name="ce58"/>
        </table:table-row>
        <table:table-row table:style-name="ro1">
          <table:table-cell table:style-name="ce54" office:value-type="string" calcext:value-type="string">
            <text:p>d) S'ha realitzat la configuració i personalització del servici de directori. </text:p>
          </table:table-cell>
          <table:table-cell table:style-name="ce58" office:value-type="string" calcext:value-type="string">
            <text:p>2</text:p>
          </table:table-cell>
          <table:table-cell table:style-name="ce58"/>
        </table:table-row>
        <table:table-row table:style-name="ro1">
          <table:table-cell table:style-name="ce54" office:value-type="string" calcext:value-type="string">
            <text:p>e) S'ha integrat el servici de directori amb altres servicis. </text:p>
          </table:table-cell>
          <table:table-cell table:style-name="ce58" office:value-type="string" calcext:value-type="string">
            <text:p>2</text:p>
          </table:table-cell>
          <table:table-cell table:style-name="ce58"/>
        </table:table-row>
        <table:table-row table:style-name="ro1">
          <table:table-cell table:style-name="ce54" office:value-type="string" calcext:value-type="string">
            <text:p>f) S'han aplicat filtres de busca en el servici de directori. </text:p>
          </table:table-cell>
          <table:table-cell table:style-name="ce58" office:value-type="string" calcext:value-type="string">
            <text:p>2</text:p>
          </table:table-cell>
          <table:table-cell table:style-name="ce58"/>
        </table:table-row>
        <table:table-row table:style-name="ro1">
          <table:table-cell table:style-name="ce54" office:value-type="string" calcext:value-type="string">
            <text:p>g) S'ha utilitzat el servici de directori com a mecanisme d'acreditació centralitzada dels usuaris en una xarxa. </text:p>
          </table:table-cell>
          <table:table-cell table:style-name="ce58" office:value-type="string" calcext:value-type="string">
            <text:p>2</text:p>
          </table:table-cell>
          <table:table-cell table:style-name="ce58"/>
        </table:table-row>
        <table:table-row table:style-name="ro1">
          <table:table-cell table:style-name="ce54" office:value-type="string" calcext:value-type="string">
            <text:p>h) S'ha realitzat la configuració del client per a la seua integració en el servici de directori. </text:p>
          </table:table-cell>
          <table:table-cell table:style-name="ce58" office:value-type="string" calcext:value-type="string">
            <text:p>2</text:p>
          </table:table-cell>
          <table:table-cell table:style-name="ce58"/>
        </table:table-row>
        <table:table-row table:style-name="ro1">
          <table:table-cell table:style-name="ce54" office:value-type="string" calcext:value-type="string">
            <text:p>i) S'han utilitzat ferramentes gràfiques i comandos per a l'administració del servici de directori. </text:p>
          </table:table-cell>
          <table:table-cell table:style-name="ce58" office:value-type="string" calcext:value-type="string">
            <text:p>2</text:p>
          </table:table-cell>
          <table:table-cell table:style-name="ce58"/>
        </table:table-row>
        <table:table-row table:style-name="ro1">
          <table:table-cell table:style-name="ce54" office:value-type="string" calcext:value-type="string">
            <text:p>j) S'ha documentat l'estructura i implantació del servici de directori. </text:p>
          </table:table-cell>
          <table:table-cell table:style-name="ce58" office:value-type="string" calcext:value-type="string">
            <text:p>2</text:p>
          </table:table-cell>
          <table:table-cell table:style-name="ce58"/>
        </table:table-row>
        <table:table-row table:style-name="ro1">
          <table:table-cell table:style-name="ce53" office:value-type="string" calcext:value-type="string">
            <text:p>RA2. Administra processos del sistema descrivint-los i aplicant criteris de seguretat i eficiència</text:p>
          </table:table-cell>
          <table:table-cell table:style-name="ce57"/>
          <table:table-cell table:style-name="ce57" office:value-type="string" calcext:value-type="string">
            <text:p>8</text:p>
          </table:table-cell>
        </table:table-row>
        <table:table-row table:style-name="ro1">
          <table:table-cell table:style-name="ce21" office:value-type="string" calcext:value-type="string">
            <text:p>a) S'han descrit el concepte de procés del sistema, tipus, estats i cicle de vida. </text:p>
          </table:table-cell>
          <table:table-cell table:style-name="ce58" office:value-type="string" calcext:value-type="string">
            <text:p>0,88</text:p>
          </table:table-cell>
          <table:table-cell table:style-name="ce58"/>
        </table:table-row>
        <table:table-row table:style-name="ro1">
          <table:table-cell table:style-name="ce2" office:value-type="string" calcext:value-type="string">
            <text:p>b) S'han utilitzat interrupcions i excepcions per a descriure els esdeveniments interns del processador. </text:p>
          </table:table-cell>
          <table:table-cell table:style-name="ce58" office:value-type="string" calcext:value-type="string">
            <text:p>0,88</text:p>
          </table:table-cell>
          <table:table-cell table:style-name="ce58"/>
        </table:table-row>
        <table:table-row table:style-name="ro1">
          <table:table-cell table:style-name="ce2" office:value-type="string" calcext:value-type="string">
            <text:p>c) S'ha diferenciat entre procés, fil i treball. </text:p>
          </table:table-cell>
          <table:table-cell table:style-name="ce58" office:value-type="string" calcext:value-type="string">
            <text:p>0,88</text:p>
          </table:table-cell>
          <table:table-cell table:style-name="ce58"/>
        </table:table-row>
        <table:table-row table:style-name="ro1">
          <table:table-cell table:style-name="ce2" office:value-type="string" calcext:value-type="string">
            <text:p>d) S'han fet tasques de creació, manipulació i terminació de processos. </text:p>
          </table:table-cell>
          <table:table-cell table:style-name="ce58" office:value-type="string" calcext:value-type="string">
            <text:p>0,88</text:p>
          </table:table-cell>
          <table:table-cell table:style-name="ce58"/>
        </table:table-row>
        <table:table-row table:style-name="ro1">
          <table:table-cell table:style-name="ce22" office:value-type="string" calcext:value-type="string">
            <text:p>e) S'ha utilitzat el sistema d'arxius com mig lògic per al registre i identificació dels processos del sistema. </text:p>
          </table:table-cell>
          <table:table-cell table:style-name="ce58" office:value-type="string" calcext:value-type="string">
            <text:p>0,88</text:p>
          </table:table-cell>
          <table:table-cell table:style-name="ce58"/>
        </table:table-row>
        <table:table-row table:style-name="ro1">
          <table:table-cell table:style-name="ce22" office:value-type="string" calcext:value-type="string">
            <text:p>f) S'han utilitzat ferramentes gràfiques i comandos per al control i seguiment dels processos del sistema. </text:p>
          </table:table-cell>
          <table:table-cell table:style-name="ce58" office:value-type="string" calcext:value-type="string">
            <text:p>0,88</text:p>
          </table:table-cell>
          <table:table-cell table:style-name="ce58"/>
        </table:table-row>
        <table:table-row table:style-name="ro1">
          <table:table-cell table:style-name="ce22" office:value-type="string" calcext:value-type="string">
            <text:p>g) S'ha comprovat la seqüència d'arrancada del sistema, els processos implicats i la relació entre ells. </text:p>
          </table:table-cell>
          <table:table-cell table:style-name="ce58" office:value-type="string" calcext:value-type="string">
            <text:p>0,88</text:p>
          </table:table-cell>
          <table:table-cell table:style-name="ce58"/>
        </table:table-row>
        <table:table-row table:style-name="ro1">
          <table:table-cell table:style-name="ce22" office:value-type="string" calcext:value-type="string">
            <text:p>h) S'han pres mesures de seguretat davant l'aparició de processos no identificats. </text:p>
          </table:table-cell>
          <table:table-cell table:style-name="ce58" office:value-type="string" calcext:value-type="string">
            <text:p>0,88</text:p>
          </table:table-cell>
          <table:table-cell table:style-name="ce58"/>
        </table:table-row>
        <table:table-row table:style-name="ro1">
          <table:table-cell table:style-name="ce22" office:value-type="string" calcext:value-type="string">
            <text:p>i) S'han documentat els processos habituals del sistema, la seua funció i relació entre ells. </text:p>
          </table:table-cell>
          <table:table-cell table:style-name="ce58" office:value-type="string" calcext:value-type="string">
            <text:p>0,88</text:p>
          </table:table-cell>
          <table:table-cell table:style-name="ce58"/>
        </table:table-row>
        <table:table-row table:style-name="ro1">
          <table:table-cell table:style-name="ce53" office:value-type="string" calcext:value-type="string">
            <text:p>RA3. Gestiona l'automatització de tasques del sistema, aplicant criteris d'eficiència i utilitzant comandos i ferramentes gràfiques.</text:p>
          </table:table-cell>
          <table:table-cell table:style-name="ce58"/>
          <table:table-cell table:style-name="ce58" office:value-type="string" calcext:value-type="string">
            <text:p>7</text:p>
          </table:table-cell>
        </table:table-row>
        <table:table-row table:style-name="ro1">
          <table:table-cell table:style-name="ce2" office:value-type="string" calcext:value-type="string">
            <text:p>a) S'han descrit els avantatges de l'automatització de les tasques repetitives en el sistema. </text:p>
          </table:table-cell>
          <table:table-cell table:style-name="ce58" office:value-type="string" calcext:value-type="string">
            <text:p>0,5</text:p>
          </table:table-cell>
          <table:table-cell table:style-name="ce58"/>
        </table:table-row>
        <table:table-row table:style-name="ro1">
          <table:table-cell table:style-name="ce2" office:value-type="string" calcext:value-type="string">
            <text:p>b) S'han utilitzat els comandos del sistema per a la planificació de tasques. </text:p>
          </table:table-cell>
          <table:table-cell table:style-name="ce58" office:value-type="string" calcext:value-type="string">
            <text:p>0,5</text:p>
          </table:table-cell>
          <table:table-cell table:style-name="ce58"/>
        </table:table-row>
        <table:table-row table:style-name="ro1">
          <table:table-cell table:style-name="ce55" office:value-type="string" calcext:value-type="string">
            <text:p>c) S'han establit restriccions de seguretat. </text:p>
          </table:table-cell>
          <table:table-cell table:style-name="ce58" office:value-type="string" calcext:value-type="string">
            <text:p>0,5</text:p>
          </table:table-cell>
          <table:table-cell table:style-name="ce57"/>
        </table:table-row>
        <table:table-row table:style-name="ro1">
          <table:table-cell table:style-name="ce2" office:value-type="string" calcext:value-type="string">
            <text:p>d) S'han realitzat planificacions de tasques repetitives o puntuals relacionades amb l'administració del sistema. </text:p>
          </table:table-cell>
          <table:table-cell table:style-name="ce58" office:value-type="string" calcext:value-type="string">
            <text:p>0,5</text:p>
          </table:table-cell>
          <table:table-cell table:style-name="ce58"/>
        </table:table-row>
        <table:table-row table:style-name="ro1">
          <table:table-cell table:style-name="ce2" office:value-type="string" calcext:value-type="string">
            <text:p>e) S'ha automatitzat l'administració de comptes. </text:p>
          </table:table-cell>
          <table:table-cell table:style-name="ce58" office:value-type="string" calcext:value-type="string">
            <text:p>0,5</text:p>
          </table:table-cell>
          <table:table-cell table:style-name="ce58"/>
        </table:table-row>
        <table:table-row table:style-name="ro1">
          <table:table-cell table:style-name="ce2" office:value-type="string" calcext:value-type="string">
            <text:p>f) S'han instal·lat i configurat ferramentes gràfiques per a la planificació de tasques. </text:p>
          </table:table-cell>
          <table:table-cell table:style-name="ce58" office:value-type="string" calcext:value-type="string">
            <text:p>0,5</text:p>
          </table:table-cell>
          <table:table-cell table:style-name="ce58"/>
        </table:table-row>
        <table:table-row table:style-name="ro1">
          <table:table-cell table:style-name="ce2" office:value-type="string" calcext:value-type="string">
            <text:p>g) S'han utilitzat ferramentes gràfiques per a la planificació de tasques. </text:p>
          </table:table-cell>
          <table:table-cell table:style-name="ce58" office:value-type="string" calcext:value-type="string">
            <text:p>0,5</text:p>
          </table:table-cell>
          <table:table-cell table:style-name="ce58"/>
        </table:table-row>
        <table:table-row table:style-name="ro1">
          <table:table-cell table:style-name="ce2" office:value-type="string" calcext:value-type="string">
            <text:p>h) S'han documentat els processos programats com a tasques automàtiques. </text:p>
          </table:table-cell>
          <table:table-cell table:style-name="ce58" office:value-type="string" calcext:value-type="string">
            <text:p>0,5</text:p>
          </table:table-cell>
          <table:table-cell table:style-name="ce58"/>
        </table:table-row>
        <table:table-row table:style-name="ro1">
          <table:table-cell table:style-name="ce53" office:value-type="string" calcext:value-type="string">
            <text:p>RA4. Administra de manera remota el sistema operatiu en xarxa valorant la seua importància i aplicant criteris de seguretat. </text:p>
          </table:table-cell>
          <table:table-cell table:style-name="ce58"/>
          <table:table-cell table:style-name="ce58" office:value-type="string" calcext:value-type="string">
            <text:p>8</text:p>
          </table:table-cell>
        </table:table-row>
        <table:table-row table:style-name="ro1">
          <table:table-cell table:style-name="ce2" office:value-type="string" calcext:value-type="string">
            <text:p>a) S'han descrit mètodes d'accés i administració remota de sistemes. </text:p>
          </table:table-cell>
          <table:table-cell table:style-name="ce58" office:value-type="string" calcext:value-type="string">
            <text:p>0,88</text:p>
          </table:table-cell>
          <table:table-cell table:style-name="ce58"/>
        </table:table-row>
        <table:table-row table:style-name="ro1">
          <table:table-cell table:style-name="ce2" office:value-type="string" calcext:value-type="string">
            <text:p>b) S'ha diferenciat entre els servicis orientats a sessió i els no orientats a sessió. </text:p>
          </table:table-cell>
          <table:table-cell table:style-name="ce58" office:value-type="string" calcext:value-type="string">
            <text:p>0,88</text:p>
          </table:table-cell>
          <table:table-cell table:style-name="ce58"/>
        </table:table-row>
        <table:table-row table:style-name="ro1">
          <table:table-cell table:style-name="ce24" office:value-type="string" calcext:value-type="string">
            <text:p>c) S'han utilitzat ferramentes d'administració remota subministrades pel propi sistema operatiu. </text:p>
          </table:table-cell>
          <table:table-cell table:style-name="ce58" office:value-type="string" calcext:value-type="string">
            <text:p>0,88</text:p>
          </table:table-cell>
          <table:table-cell table:style-name="ce57"/>
        </table:table-row>
        <table:table-row table:style-name="ro1">
          <table:table-cell table:style-name="ce2" office:value-type="string" calcext:value-type="string">
            <text:p>d) S'han instal·lat servicis d'accés i administració remota. </text:p>
          </table:table-cell>
          <table:table-cell table:style-name="ce58" office:value-type="string" calcext:value-type="string">
            <text:p>0,88</text:p>
          </table:table-cell>
          <table:table-cell table:style-name="ce58"/>
        </table:table-row>
        <table:table-row table:style-name="ro1">
          <table:table-cell table:style-name="ce2" office:value-type="string" calcext:value-type="string">
            <text:p>e) S'han utilitzat comandos i ferramentes gràfiques per a gestionar els servicis d'accés i administració remota. </text:p>
          </table:table-cell>
          <table:table-cell table:style-name="ce58" office:value-type="string" calcext:value-type="string">
            <text:p>0,88</text:p>
          </table:table-cell>
          <table:table-cell table:style-name="ce58"/>
        </table:table-row>
        <table:table-row table:style-name="ro1">
          <table:table-cell table:style-name="ce2" office:value-type="string" calcext:value-type="string">
            <text:p>f) S'han creat comptes d'usuari per a l'accés remot. </text:p>
          </table:table-cell>
          <table:table-cell table:style-name="ce58" office:value-type="string" calcext:value-type="string">
            <text:p>0,88</text:p>
          </table:table-cell>
          <table:table-cell table:style-name="ce58"/>
        </table:table-row>
        <table:table-row table:style-name="ro1">
          <table:table-cell table:style-name="ce2" office:value-type="string" calcext:value-type="string">
            <text:p>g) S'han realitzat proves d'accés i administració remota entre sistemes heterogenis. </text:p>
          </table:table-cell>
          <table:table-cell table:style-name="ce58" office:value-type="string" calcext:value-type="string">
            <text:p>0,88</text:p>
          </table:table-cell>
          <table:table-cell table:style-name="ce58"/>
        </table:table-row>
        <table:table-row table:style-name="ro1">
          <table:table-cell table:style-name="ce2" office:value-type="string" calcext:value-type="string">
            <text:p>h) S'han utilitzat mecanismes d'encriptació de la informació transferida. </text:p>
          </table:table-cell>
          <table:table-cell table:style-name="ce58" office:value-type="string" calcext:value-type="string">
            <text:p>0,88</text:p>
          </table:table-cell>
          <table:table-cell table:style-name="ce58"/>
        </table:table-row>
        <table:table-row table:style-name="ro1">
          <table:table-cell table:style-name="ce2" office:value-type="string" calcext:value-type="string">
            <text:p>i) S'han documentat els processos i servicis del sistema administrats de manera remota. </text:p>
          </table:table-cell>
          <table:table-cell table:style-name="ce58" office:value-type="string" calcext:value-type="string">
            <text:p>0,88</text:p>
          </table:table-cell>
          <table:table-cell table:style-name="ce58"/>
        </table:table-row>
        <table:table-row table:style-name="ro1">
          <table:table-cell table:style-name="ce53" office:value-type="string" calcext:value-type="string">
            <text:p>RA5. Administra servidors d'impressió descrivint les seues funcions i integrant-los en una xarxa</text:p>
          </table:table-cell>
          <table:table-cell table:style-name="ce58"/>
          <table:table-cell table:style-name="ce58" office:value-type="string" calcext:value-type="string">
            <text:p>7</text:p>
          </table:table-cell>
        </table:table-row>
        <table:table-row table:style-name="ro1">
          <table:table-cell table:style-name="ce24" office:value-type="string" calcext:value-type="string">
            <text:p>a) S'ha descrit la funcionalitat dels sistemes i servidors d'impressió. </text:p>
          </table:table-cell>
          <table:table-cell table:style-name="ce28" office:value-type="string" calcext:value-type="string">
            <text:p>0,77</text:p>
          </table:table-cell>
          <table:table-cell table:style-name="ce57"/>
        </table:table-row>
        <table:table-row table:style-name="ro1">
          <table:table-cell table:style-name="ce24" office:value-type="string" calcext:value-type="string">
            <text:p>b) S'han identificat els ports i els protocols utilitzats. </text:p>
          </table:table-cell>
          <table:table-cell table:style-name="ce28" office:value-type="string" calcext:value-type="string">
            <text:p>0,77</text:p>
          </table:table-cell>
          <table:table-cell table:style-name="ce57"/>
        </table:table-row>
        <table:table-row table:style-name="ro1">
          <table:table-cell table:style-name="ce24" office:value-type="string" calcext:value-type="string">
            <text:p>c) S'han utilitzat les ferramentes per a la gestió d'impressores integrades en el sistema operatiu. </text:p>
          </table:table-cell>
          <table:table-cell table:style-name="ce28" office:value-type="string" calcext:value-type="string">
            <text:p>0,77</text:p>
          </table:table-cell>
          <table:table-cell table:style-name="ce57"/>
        </table:table-row>
        <table:table-row table:style-name="ro1">
          <table:table-cell table:style-name="ce24" office:value-type="string" calcext:value-type="string">
            <text:p>d) S'ha instal·lat i configurat un servidor d'impressió en entorn Web. </text:p>
          </table:table-cell>
          <table:table-cell table:style-name="ce28" office:value-type="string" calcext:value-type="string">
            <text:p>0,77</text:p>
          </table:table-cell>
          <table:table-cell table:style-name="ce57"/>
        </table:table-row>
        <table:table-row table:style-name="ro1">
          <table:table-cell table:style-name="ce24" office:value-type="string" calcext:value-type="string">
            <text:p>e) S'han creat i classificat impressores lògiques. </text:p>
          </table:table-cell>
          <table:table-cell table:style-name="ce28" office:value-type="string" calcext:value-type="string">
            <text:p>0,77</text:p>
          </table:table-cell>
          <table:table-cell table:style-name="ce57"/>
        </table:table-row>
        <table:table-row table:style-name="ro1">
          <table:table-cell table:style-name="ce2" office:value-type="string" calcext:value-type="string">
            <text:p>f) S'han creat grups d'impressió. </text:p>
          </table:table-cell>
          <table:table-cell table:style-name="ce28" office:value-type="string" calcext:value-type="string">
            <text:p>0,77</text:p>
          </table:table-cell>
          <table:table-cell table:style-name="ce58"/>
        </table:table-row>
        <table:table-row table:style-name="ro1">
          <table:table-cell table:style-name="ce2" office:value-type="string" calcext:value-type="string">
            <text:p>g) S'han gestionat impressores i cues de treballs mitjançant comandos i ferramentes gràfiques. </text:p>
          </table:table-cell>
          <table:table-cell table:style-name="ce28" office:value-type="string" calcext:value-type="string">
            <text:p>0,77</text:p>
          </table:table-cell>
          <table:table-cell table:style-name="ce58"/>
        </table:table-row>
        <table:table-row table:style-name="ro1">
          <table:table-cell table:style-name="ce2" office:value-type="string" calcext:value-type="string">
            <text:p>h) S'han compartit impressores en xarxa entre sistemes operatius diferents. </text:p>
          </table:table-cell>
          <table:table-cell table:style-name="ce28" office:value-type="string" calcext:value-type="string">
            <text:p>0,77</text:p>
          </table:table-cell>
          <table:table-cell table:style-name="ce58"/>
        </table:table-row>
        <table:table-row table:style-name="ro1">
          <table:table-cell table:style-name="ce2" office:value-type="string" calcext:value-type="string">
            <text:p>i) S'ha documentat la configuració del servidor d'impressió i de les impressores creades. </text:p>
          </table:table-cell>
          <table:table-cell table:style-name="ce28" office:value-type="string" calcext:value-type="string">
            <text:p>0,77</text:p>
          </table:table-cell>
          <table:table-cell table:style-name="ce58"/>
        </table:table-row>
        <table:table-row table:style-name="ro1">
          <table:table-cell table:style-name="ce53" office:value-type="string" calcext:value-type="string">
            <text:p>RA6. Integra sistemes operatius lliures i propietaris, justificant i garantint la seua interoperabilitat. </text:p>
          </table:table-cell>
          <table:table-cell table:style-name="ce58"/>
          <table:table-cell table:style-name="ce58" office:value-type="string" calcext:value-type="string">
            <text:p>23</text:p>
          </table:table-cell>
        </table:table-row>
        <table:table-row table:style-name="ro1">
          <table:table-cell table:style-name="ce2" office:value-type="string" calcext:value-type="string">
            <text:p>a) S'ha identificat la necessitat de compartir recursos en xarxa entre diferents sistemes operatius. </text:p>
          </table:table-cell>
          <table:table-cell table:style-name="ce58" office:value-type="string" calcext:value-type="string">
            <text:p>2,8</text:p>
          </table:table-cell>
          <table:table-cell table:style-name="ce58"/>
        </table:table-row>
        <table:table-row table:style-name="ro1">
          <table:table-cell table:style-name="ce2" office:value-type="string" calcext:value-type="string">
            <text:p>b) S'han establit nivells de seguretat per a controlar l'accés del client als recursos compartits en xarxa. </text:p>
          </table:table-cell>
          <table:table-cell table:style-name="ce58" office:value-type="string" calcext:value-type="string">
            <text:p>2,8</text:p>
          </table:table-cell>
          <table:table-cell table:style-name="ce58"/>
        </table:table-row>
        <table:table-row table:style-name="ro1">
          <table:table-cell table:style-name="ce2" office:value-type="string" calcext:value-type="string">
            <text:p>c) S'ha comprovat la connectivitat de la xarxa en un escenari heterogeni. </text:p>
          </table:table-cell>
          <table:table-cell table:style-name="ce58" office:value-type="string" calcext:value-type="string">
            <text:p>2,8</text:p>
          </table:table-cell>
          <table:table-cell table:style-name="ce58"/>
        </table:table-row>
        <table:table-row table:style-name="ro1">
          <table:table-cell table:style-name="ce2" office:value-type="string" calcext:value-type="string">
            <text:p>d) S'ha descrit la funcionalitat dels servicis que permeten compartir recursos en xarxa. </text:p>
          </table:table-cell>
          <table:table-cell table:style-name="ce58" office:value-type="string" calcext:value-type="string">
            <text:p>2,8</text:p>
          </table:table-cell>
          <table:table-cell table:style-name="ce58"/>
        </table:table-row>
        <table:table-row table:style-name="ro1">
          <table:table-cell table:style-name="ce2" office:value-type="string" calcext:value-type="string">
            <text:p>e) S'han instal·lat i configurat servicis per a compartir recursos en xarxa. </text:p>
          </table:table-cell>
          <table:table-cell table:style-name="ce58" office:value-type="string" calcext:value-type="string">
            <text:p>2,8</text:p>
          </table:table-cell>
          <table:table-cell table:style-name="ce58"/>
        </table:table-row>
        <table:table-row table:style-name="ro1">
          <table:table-cell table:style-name="ce2" office:value-type="string" calcext:value-type="string">
            <text:p>f) S'ha comprovat el funcionament dels servicis instal·lats. </text:p>
          </table:table-cell>
          <table:table-cell table:style-name="ce58" office:value-type="string" calcext:value-type="string">
            <text:p>2,8</text:p>
          </table:table-cell>
          <table:table-cell table:style-name="ce58"/>
        </table:table-row>
        <table:table-row table:style-name="ro1">
          <table:table-cell table:style-name="ce2" office:value-type="string" calcext:value-type="string">
            <text:p>g) S'ha treballat en grup per a accedir a sistemes d'arxius i impressores en xarxa des d'equips amb diferents sistemes operatius. </text:p>
          </table:table-cell>
          <table:table-cell table:style-name="ce58" office:value-type="string" calcext:value-type="string">
            <text:p>2,8</text:p>
          </table:table-cell>
          <table:table-cell table:style-name="ce58"/>
        </table:table-row>
        <table:table-row table:style-name="ro1">
          <table:table-cell table:style-name="ce2" office:value-type="string" calcext:value-type="string">
            <text:p>h) S'ha documentat la configuració dels servicis instal·lats. </text:p>
          </table:table-cell>
          <table:table-cell table:style-name="ce58" office:value-type="string" calcext:value-type="string">
            <text:p>2,8</text:p>
          </table:table-cell>
          <table:table-cell table:style-name="ce58"/>
        </table:table-row>
        <table:table-row table:style-name="ro1">
          <table:table-cell table:style-name="ce53" office:value-type="string" calcext:value-type="string">
            <text:p>RA7. Utilitza llenguatges de guions en sistemes operatius, descrivint la seua aplicació i administrant servicis del sistema operatiu.</text:p>
          </table:table-cell>
          <table:table-cell table:style-name="ce58"/>
          <table:table-cell table:style-name="ce58" office:value-type="string" calcext:value-type="string">
            <text:p>23</text:p>
          </table:table-cell>
        </table:table-row>
        <table:table-row table:style-name="ro1">
          <table:table-cell table:style-name="ce2" office:value-type="string" calcext:value-type="string">
            <text:p>a) S'han utilitzat i combinat les estructures del llenguatge per a crear guions. </text:p>
          </table:table-cell>
          <table:table-cell table:style-name="ce58" office:value-type="string" calcext:value-type="string">
            <text:p>2,5</text:p>
          </table:table-cell>
          <table:table-cell table:style-name="ce58"/>
        </table:table-row>
        <table:table-row table:style-name="ro1">
          <table:table-cell table:style-name="ce2" office:value-type="string" calcext:value-type="string">
            <text:p>b) S'han utilitzat ferramentes per a depurar errors sintàctics i d'execució. </text:p>
          </table:table-cell>
          <table:table-cell table:style-name="ce58" office:value-type="string" calcext:value-type="string">
            <text:p>2,5</text:p>
          </table:table-cell>
          <table:table-cell table:style-name="ce58"/>
        </table:table-row>
        <table:table-row table:style-name="ro1">
          <table:table-cell table:style-name="ce2" office:value-type="string" calcext:value-type="string">
            <text:p>c) S'han interpretat guions de configuració del sistema operatiu. </text:p>
          </table:table-cell>
          <table:table-cell table:style-name="ce58" office:value-type="string" calcext:value-type="string">
            <text:p>2,5</text:p>
          </table:table-cell>
          <table:table-cell table:style-name="ce58"/>
        </table:table-row>
        <table:table-row table:style-name="ro1">
          <table:table-cell table:style-name="ce2" office:value-type="string" calcext:value-type="string">
            <text:p>d) S'han fet canvis i adaptacions de guions del sistema. </text:p>
          </table:table-cell>
          <table:table-cell table:style-name="ce58" office:value-type="string" calcext:value-type="string">
            <text:p>2,5</text:p>
          </table:table-cell>
          <table:table-cell table:style-name="ce58"/>
        </table:table-row>
        <table:table-row table:style-name="ro1">
          <table:table-cell table:style-name="ce2" office:value-type="string" calcext:value-type="string">
            <text:p>e) S'han creat i provat guions d'administració de servicis. </text:p>
          </table:table-cell>
          <table:table-cell table:style-name="ce58" office:value-type="string" calcext:value-type="string">
            <text:p>2,5</text:p>
          </table:table-cell>
          <table:table-cell table:style-name="ce58"/>
        </table:table-row>
        <table:table-row table:style-name="ro1">
          <table:table-cell table:style-name="ce2" office:value-type="string" calcext:value-type="string">
            <text:p>f) S'han creat i provat guions d'automatització de tasques. </text:p>
          </table:table-cell>
          <table:table-cell table:style-name="ce58" office:value-type="string" calcext:value-type="string">
            <text:p>2,5</text:p>
          </table:table-cell>
          <table:table-cell table:style-name="ce58"/>
        </table:table-row>
        <table:table-row table:style-name="ro1">
          <table:table-cell table:style-name="ce2" office:value-type="string" calcext:value-type="string">
            <text:p>g) S'han implantat guions en sistemes lliures i propietaris. </text:p>
          </table:table-cell>
          <table:table-cell table:style-name="ce58" office:value-type="string" calcext:value-type="string">
            <text:p>2,5</text:p>
          </table:table-cell>
          <table:table-cell table:style-name="ce58"/>
        </table:table-row>
        <table:table-row table:style-name="ro1">
          <table:table-cell table:style-name="ce2" office:value-type="string" calcext:value-type="string">
            <text:p>h) S'han consultat i utilitzat llibreries de funcions. </text:p>
          </table:table-cell>
          <table:table-cell table:style-name="ce58" office:value-type="string" calcext:value-type="string">
            <text:p>2,5</text:p>
          </table:table-cell>
          <table:table-cell table:style-name="ce58"/>
        </table:table-row>
        <table:table-row table:style-name="ro1">
          <table:table-cell table:style-name="ce2" office:value-type="string" calcext:value-type="string">
            <text:p>i) S'han documentat els guions creats.</text:p>
          </table:table-cell>
          <table:table-cell table:style-name="ce58" office:value-type="string" calcext:value-type="string">
            <text:p>2,5</text:p>
          </table:table-cell>
          <table:table-cell table:style-name="ce58"/>
        </table:table-row>
        <table:table-row table:style-name="ro1" table:number-rows-repeated="104850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  </number:text>
    </number:number-style>
    <number:number-style style:name="N11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2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6P2" style:volatile="true">
      <number:text> </number:text>
      <number:fill-character> </number:fill-character>
      <number:text>-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>
      <number:hours/>
      <number:text>:</number:text>
      <number:minutes number:style="long"/>
    </number:time-style>
    <number:date-style style:name="N119">
      <number:day number:style="long"/>
      <number:text>-</number:text>
      <number:month number:textual="true"/>
    </number:date-style>
    <number:time-style style:name="N120">
      <number:hours/>
      <number:text>:</number:text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hours/>
      <number:text>:</number:text>
      <number:minutes number:style="long"/>
      <number:text> </number:text>
      <number:am-pm/>
    </number:time-style>
    <number:date-style style:name="N123">
      <number:month number:textual="true"/>
      <number:text>-</number:text>
      <number:year/>
    </number:date-style>
    <number:number-style style:name="N125P0" style:volatile="true">
      <number:number number:decimal-places="0" number:min-decimal-places="0" number:min-integer-digits="1" number:grouping="true"/>
      <number:text> €</number:text>
    </number:number-style>
    <number:number-style style:name="N12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5P0"/>
    </number:number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2" number:min-decimal-places="2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€</number:text>
    </number:number-style>
    <number:number-style style:name="N12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0P0"/>
    </number:number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P0" style:volatile="true">
      <number:number number:decimal-places="2" number:min-decimal-places="2" number:min-integer-digits="1" number:grouping="true"/>
      <number:text>   </number:text>
    </number:number-style>
    <number:number-style style:name="N133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  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5P0"/>
    </number:number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9P2" style:volatile="true">
      <number:text> </number:text>
      <number:fill-character> </number:fill-character>
      <number:text>-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4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date-style style:name="N149">
      <number:day number:style="long"/>
      <number:text>-</number:text>
      <number:month number:textual="true"/>
      <number:text>-</number:text>
      <number:year/>
    </number:date-style>
    <number:time-style style:name="N150">
      <number:minutes number:style="long"/>
      <number:text>:</number:text>
      <number:seconds number:style="long" number:decimal-places="1"/>
    </number:time-style>
    <number:currency-style style:name="N15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2P0"/>
    </number:currency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30">00/00/0000</text:date>, <text:time style:data-style-name="N2" text:time-value="17:44:46.47768313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06:43:12.532202392</meta:creation-date>
    <dc:date>2025-09-30T17:51:32.386538476</dc:date>
    <meta:editing-duration>P2DT11H53M21S</meta:editing-duration>
    <meta:editing-cycles>157</meta:editing-cycles>
    <meta:generator>LibreOffice/7.6.4.1$Linux_X86_64 LibreOffice_project/e19e193f88cd6c0525a17fb7a176ed8e6a3e2aa1</meta:generator>
    <meta:document-statistic meta:table-count="10" meta:cell-count="494" meta:object-count="0"/>
  </office:meta>
</office:document-meta>
</file>